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3.209cm"/>
    </style:style>
    <style:style style:name="co7" style:family="table-column">
      <style:table-column-properties fo:break-before="auto" style:column-width="3.12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2.925cm"/>
    </style:style>
    <style:style style:name="co10" style:family="table-column">
      <style:table-column-properties fo:break-before="auto" style:column-width="3.01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nt0_NNMembraneVoltageTrace9122281" table:style-name="ta1">
        <table:shapes>
          <draw:frame draw:z-index="0" draw:style-name="gr1" draw:text-style-name="P1" svg:width="15.999cm" svg:height="8.999cm" svg:x="0.208cm" svg:y="3.28cm">
            <draw:object draw:notify-on-update-of-ranges="agent0_NNMembraneVoltageTrace9122281.A1:agent0_NNMembraneVoltageTrace9122281.A1 agent0_NNMembraneVoltageTrace9122281.B1:agent0_NNMembraneVoltageTrace9122281.LB1 agent0_NNMembraneVoltageTrace9122281.A2:agent0_NNMembraneVoltageTrace9122281.A2 agent0_NNMembraneVoltageTrace9122281.B2:agent0_NNMembraneVoltageTrace9122281.LB2 agent0_NNMembraneVoltageTrace9122281.A3:agent0_NNMembraneVoltageTrace9122281.A3 agent0_NNMembraneVoltageTrace9122281.B3:agent0_NNMembraneVoltageTrace9122281.L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4" table:number-columns-repeated="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number-columns-repeated="1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3" table:default-cell-style-name="Default"/>
        <table:table-column table:style-name="co2" table:default-cell-style-name="Default"/>
        <table:table-column table:style-name="co3" table:number-columns-repeated="3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11" table:number-columns-repeated="689" table:default-cell-style-name="Default"/>
        <table:table-row table:style-name="ro1">
          <table:table-cell office:value-type="string" calcext:value-type="string">
            <text:p>Membrane Voltage (6.3 C)</text:p>
          </table:table-cell>
          <table:table-cell office:value-type="float" office:value="-66.548431610006" calcext:value-type="float">
            <text:p>-66,548431610006</text:p>
          </table:table-cell>
          <table:table-cell office:value-type="float" office:value="-66.548431609999" calcext:value-type="float">
            <text:p>-66,548431609999</text:p>
          </table:table-cell>
          <table:table-cell office:value-type="float" office:value="-66.548431609992" calcext:value-type="float">
            <text:p>-66,548431609992</text:p>
          </table:table-cell>
          <table:table-cell office:value-type="float" office:value="-66.548431609985" calcext:value-type="float">
            <text:p>-66,548431609985</text:p>
          </table:table-cell>
          <table:table-cell office:value-type="float" office:value="-66.548431609977" calcext:value-type="float">
            <text:p>-66,548431609977</text:p>
          </table:table-cell>
          <table:table-cell office:value-type="float" office:value="-66.54843160997" calcext:value-type="float">
            <text:p>-66,54843160997</text:p>
          </table:table-cell>
          <table:table-cell office:value-type="float" office:value="-66.548431609963" calcext:value-type="float">
            <text:p>-66,548431609963</text:p>
          </table:table-cell>
          <table:table-cell office:value-type="float" office:value="-66.548431609956" calcext:value-type="float">
            <text:p>-66,548431609956</text:p>
          </table:table-cell>
          <table:table-cell office:value-type="float" office:value="-66.548431609949" calcext:value-type="float">
            <text:p>-66,548431609949</text:p>
          </table:table-cell>
          <table:table-cell office:value-type="float" office:value="-66.548431609943" calcext:value-type="float">
            <text:p>-66,548431609943</text:p>
          </table:table-cell>
          <table:table-cell office:value-type="float" office:value="-66.548431609936" calcext:value-type="float">
            <text:p>-66,548431609936</text:p>
          </table:table-cell>
          <table:table-cell office:value-type="float" office:value="-66.548431609929" calcext:value-type="float">
            <text:p>-66,548431609929</text:p>
          </table:table-cell>
          <table:table-cell office:value-type="float" office:value="-66.548431609922" calcext:value-type="float">
            <text:p>-66,548431609922</text:p>
          </table:table-cell>
          <table:table-cell office:value-type="float" office:value="-66.548431609916" calcext:value-type="float">
            <text:p>-66,548431609916</text:p>
          </table:table-cell>
          <table:table-cell office:value-type="float" office:value="-66.548431609909" calcext:value-type="float">
            <text:p>-66,548431609909</text:p>
          </table:table-cell>
          <table:table-cell office:value-type="float" office:value="-66.548431609903" calcext:value-type="float">
            <text:p>-66,548431609903</text:p>
          </table:table-cell>
          <table:table-cell office:value-type="float" office:value="-66.548431609897" calcext:value-type="float">
            <text:p>-66,548431609897</text:p>
          </table:table-cell>
          <table:table-cell office:value-type="float" office:value="-66.54843160989" calcext:value-type="float">
            <text:p>-66,54843160989</text:p>
          </table:table-cell>
          <table:table-cell office:value-type="float" office:value="-66.548431609884" calcext:value-type="float">
            <text:p>-66,548431609884</text:p>
          </table:table-cell>
          <table:table-cell office:value-type="float" office:value="-66.548431609878" calcext:value-type="float">
            <text:p>-66,548431609878</text:p>
          </table:table-cell>
          <table:table-cell office:value-type="float" office:value="-66.548431609872" calcext:value-type="float">
            <text:p>-66,548431609872</text:p>
          </table:table-cell>
          <table:table-cell office:value-type="float" office:value="-66.548431609866" calcext:value-type="float">
            <text:p>-66,548431609866</text:p>
          </table:table-cell>
          <table:table-cell office:value-type="float" office:value="-66.54843160986" calcext:value-type="float">
            <text:p>-66,54843160986</text:p>
          </table:table-cell>
          <table:table-cell office:value-type="float" office:value="-66.548431609854" calcext:value-type="float">
            <text:p>-66,548431609854</text:p>
          </table:table-cell>
          <table:table-cell office:value-type="float" office:value="-66.548431609848" calcext:value-type="float">
            <text:p>-66,548431609848</text:p>
          </table:table-cell>
          <table:table-cell office:value-type="float" office:value="-66.438431609842" calcext:value-type="float">
            <text:p>-66,438431609842</text:p>
          </table:table-cell>
          <table:table-cell office:value-type="float" office:value="-65.580643811127" calcext:value-type="float">
            <text:p>-65,580643811127</text:p>
          </table:table-cell>
          <table:table-cell office:value-type="float" office:value="-64.757195364707" calcext:value-type="float">
            <text:p>-64,757195364707</text:p>
          </table:table-cell>
          <table:table-cell office:value-type="float" office:value="-63.961746297428" calcext:value-type="float">
            <text:p>-63,961746297428</text:p>
          </table:table-cell>
          <table:table-cell office:value-type="float" office:value="-63.188410584192" calcext:value-type="float">
            <text:p>-63,188410584192</text:p>
          </table:table-cell>
          <table:table-cell office:value-type="float" office:value="-62.431237575896" calcext:value-type="float">
            <text:p>-62,431237575896</text:p>
          </table:table-cell>
          <table:table-cell office:value-type="float" office:value="-61.683878334518" calcext:value-type="float">
            <text:p>-61,683878334518</text:p>
          </table:table-cell>
          <table:table-cell office:value-type="float" office:value="-60.939298013323" calcext:value-type="float">
            <text:p>-60,939298013323</text:p>
          </table:table-cell>
          <table:table-cell office:value-type="float" office:value="-60.189458901322" calcext:value-type="float">
            <text:p>-60,189458901322</text:p>
          </table:table-cell>
          <table:table-cell office:value-type="float" office:value="-59.424913521228" calcext:value-type="float">
            <text:p>-59,424913521228</text:p>
          </table:table-cell>
          <table:table-cell office:value-type="float" office:value="-58.634237395834" calcext:value-type="float">
            <text:p>-58,634237395834</text:p>
          </table:table-cell>
          <table:table-cell office:value-type="float" office:value="-57.803199992548" calcext:value-type="float">
            <text:p>-57,803199992548</text:p>
          </table:table-cell>
          <table:table-cell office:value-type="float" office:value="-56.913511212728" calcext:value-type="float">
            <text:p>-56,913511212728</text:p>
          </table:table-cell>
          <table:table-cell office:value-type="float" office:value="-55.940866626579" calcext:value-type="float">
            <text:p>-55,940866626579</text:p>
          </table:table-cell>
          <table:table-cell office:value-type="float" office:value="-54.851797766042" calcext:value-type="float">
            <text:p>-54,851797766042</text:p>
          </table:table-cell>
          <table:table-cell office:value-type="float" office:value="-53.598406182295" calcext:value-type="float">
            <text:p>-53,598406182295</text:p>
          </table:table-cell>
          <table:table-cell office:value-type="float" office:value="-52.10917713747" calcext:value-type="float">
            <text:p>-52,10917713747</text:p>
          </table:table-cell>
          <table:table-cell office:value-type="float" office:value="-50.272148429308" calcext:value-type="float">
            <text:p>-50,272148429308</text:p>
          </table:table-cell>
          <table:table-cell office:value-type="float" office:value="-47.90229190916" calcext:value-type="float">
            <text:p>-47,90229190916</text:p>
          </table:table-cell>
          <table:table-cell office:value-type="float" office:value="-44.674236426776" calcext:value-type="float">
            <text:p>-44,674236426776</text:p>
          </table:table-cell>
          <table:table-cell office:value-type="float" office:value="-39.974523415199" calcext:value-type="float">
            <text:p>-39,974523415199</text:p>
          </table:table-cell>
          <table:table-cell office:value-type="float" office:value="-32.564016521186" calcext:value-type="float">
            <text:p>-32,564016521186</text:p>
          </table:table-cell>
          <table:table-cell office:value-type="float" office:value="-19.872399170921" calcext:value-type="float">
            <text:p>-19,872399170921</text:p>
          </table:table-cell>
          <table:table-cell office:value-type="float" office:value="2.28229187088" calcext:value-type="float">
            <text:p>2,28229187088</text:p>
          </table:table-cell>
          <table:table-cell office:value-type="float" office:value="30.888074259459" calcext:value-type="float">
            <text:p>30,888074259459</text:p>
          </table:table-cell>
          <table:table-cell office:value-type="float" office:value="45.207306794164" calcext:value-type="float">
            <text:p>45,207306794164</text:p>
          </table:table-cell>
          <table:table-cell office:value-type="float" office:value="46.873690124155" calcext:value-type="float">
            <text:p>46,873690124155</text:p>
          </table:table-cell>
          <table:table-cell office:value-type="float" office:value="46.22134865025" calcext:value-type="float">
            <text:p>46,22134865025</text:p>
          </table:table-cell>
          <table:table-cell office:value-type="float" office:value="45.073572419991" calcext:value-type="float">
            <text:p>45,073572419991</text:p>
          </table:table-cell>
          <table:table-cell office:value-type="float" office:value="43.641723472564" calcext:value-type="float">
            <text:p>43,641723472564</text:p>
          </table:table-cell>
          <table:table-cell office:value-type="float" office:value="41.997715440591" calcext:value-type="float">
            <text:p>41,997715440591</text:p>
          </table:table-cell>
          <table:table-cell office:value-type="float" office:value="40.183754965151" calcext:value-type="float">
            <text:p>40,183754965151</text:p>
          </table:table-cell>
          <table:table-cell office:value-type="float" office:value="38.228653781689" calcext:value-type="float">
            <text:p>38,228653781689</text:p>
          </table:table-cell>
          <table:table-cell office:value-type="float" office:value="36.153380587324" calcext:value-type="float">
            <text:p>36,153380587324</text:p>
          </table:table-cell>
          <table:table-cell office:value-type="float" office:value="33.973882589974" calcext:value-type="float">
            <text:p>33,973882589974</text:p>
          </table:table-cell>
          <table:table-cell office:value-type="float" office:value="31.702828857134" calcext:value-type="float">
            <text:p>31,702828857134</text:p>
          </table:table-cell>
          <table:table-cell office:value-type="float" office:value="29.350771500824" calcext:value-type="float">
            <text:p>29,350771500824</text:p>
          </table:table-cell>
          <table:table-cell office:value-type="float" office:value="26.92693501076" calcext:value-type="float">
            <text:p>26,92693501076</text:p>
          </table:table-cell>
          <table:table-cell office:value-type="float" office:value="24.439751589568" calcext:value-type="float">
            <text:p>24,439751589568</text:p>
          </table:table-cell>
          <table:table-cell office:value-type="float" office:value="21.897217829804" calcext:value-type="float">
            <text:p>21,897217829804</text:p>
          </table:table-cell>
          <table:table-cell office:value-type="float" office:value="19.307123170208" calcext:value-type="float">
            <text:p>19,307123170208</text:p>
          </table:table-cell>
          <table:table-cell office:value-type="float" office:value="16.677184945118" calcext:value-type="float">
            <text:p>16,677184945118</text:p>
          </table:table-cell>
          <table:table-cell office:value-type="float" office:value="14.015115171022" calcext:value-type="float">
            <text:p>14,015115171022</text:p>
          </table:table-cell>
          <table:table-cell office:value-type="float" office:value="11.328638371228" calcext:value-type="float">
            <text:p>11,328638371228</text:p>
          </table:table-cell>
          <table:table-cell office:value-type="float" office:value="8.625476138464" calcext:value-type="float">
            <text:p>8,625476138464</text:p>
          </table:table-cell>
          <table:table-cell office:value-type="float" office:value="5.91331159406" calcext:value-type="float">
            <text:p>5,91331159406</text:p>
          </table:table-cell>
          <table:table-cell office:value-type="float" office:value="3.199744553078" calcext:value-type="float">
            <text:p>3,199744553078</text:p>
          </table:table-cell>
          <table:table-cell office:value-type="float" office:value="0.492245413564" calcext:value-type="float">
            <text:p>0,492245413564</text:p>
          </table:table-cell>
          <table:table-cell office:value-type="float" office:value="-2.201887889017" calcext:value-type="float">
            <text:p>-2,201887889017</text:p>
          </table:table-cell>
          <table:table-cell office:value-type="float" office:value="-4.875570328425" calcext:value-type="float">
            <text:p>-4,875570328425</text:p>
          </table:table-cell>
          <table:table-cell office:value-type="float" office:value="-7.521974000442" calcext:value-type="float">
            <text:p>-7,521974000442</text:p>
          </table:table-cell>
          <table:table-cell office:value-type="float" office:value="-10.134588973675" calcext:value-type="float">
            <text:p>-10,134588973675</text:p>
          </table:table-cell>
          <table:table-cell office:value-type="float" office:value="-12.707319634509" calcext:value-type="float">
            <text:p>-12,707319634509</text:p>
          </table:table-cell>
          <table:table-cell office:value-type="float" office:value="-15.234638945921" calcext:value-type="float">
            <text:p>-15,234638945921</text:p>
          </table:table-cell>
          <table:table-cell office:value-type="float" office:value="-17.71182171167" calcext:value-type="float">
            <text:p>-17,71182171167</text:p>
          </table:table-cell>
          <table:table-cell office:value-type="float" office:value="-20.135269448014" calcext:value-type="float">
            <text:p>-20,135269448014</text:p>
          </table:table-cell>
          <table:table-cell office:value-type="float" office:value="-22.502923144564" calcext:value-type="float">
            <text:p>-22,502923144564</text:p>
          </table:table-cell>
          <table:table-cell office:value-type="float" office:value="-24.814738446521" calcext:value-type="float">
            <text:p>-24,814738446521</text:p>
          </table:table-cell>
          <table:table-cell office:value-type="float" office:value="-27.073176405874" calcext:value-type="float">
            <text:p>-27,073176405874</text:p>
          </table:table-cell>
          <table:table-cell office:value-type="float" office:value="-29.283649042221" calcext:value-type="float">
            <text:p>-29,283649042221</text:p>
          </table:table-cell>
          <table:table-cell office:value-type="float" office:value="-31.454856621465" calcext:value-type="float">
            <text:p>-31,454856621465</text:p>
          </table:table-cell>
          <table:table-cell office:value-type="float" office:value="-33.59895952097" calcext:value-type="float">
            <text:p>-33,59895952097</text:p>
          </table:table-cell>
          <table:table-cell office:value-type="float" office:value="-35.731529820822" calcext:value-type="float">
            <text:p>-35,731529820822</text:p>
          </table:table-cell>
          <table:table-cell office:value-type="float" office:value="-37.87120866543" calcext:value-type="float">
            <text:p>-37,87120866543</text:p>
          </table:table-cell>
          <table:table-cell office:value-type="float" office:value="-40.038937593659" calcext:value-type="float">
            <text:p>-40,038937593659</text:p>
          </table:table-cell>
          <table:table-cell office:value-type="float" office:value="-42.256526277785" calcext:value-type="float">
            <text:p>-42,256526277785</text:p>
          </table:table-cell>
          <table:table-cell office:value-type="float" office:value="-44.544178335362" calcext:value-type="float">
            <text:p>-44,544178335362</text:p>
          </table:table-cell>
          <table:table-cell office:value-type="float" office:value="-46.916486466782" calcext:value-type="float">
            <text:p>-46,916486466782</text:p>
          </table:table-cell>
          <table:table-cell office:value-type="float" office:value="-49.376501672135" calcext:value-type="float">
            <text:p>-49,376501672135</text:p>
          </table:table-cell>
          <table:table-cell office:value-type="float" office:value="-51.908111974406" calcext:value-type="float">
            <text:p>-51,908111974406</text:p>
          </table:table-cell>
          <table:table-cell office:value-type="float" office:value="-54.468526061227" calcext:value-type="float">
            <text:p>-54,468526061227</text:p>
          </table:table-cell>
          <table:table-cell office:value-type="float" office:value="-56.985034532071" calcext:value-type="float">
            <text:p>-56,985034532071</text:p>
          </table:table-cell>
          <table:table-cell office:value-type="float" office:value="-59.361715190852" calcext:value-type="float">
            <text:p>-59,361715190852</text:p>
          </table:table-cell>
          <table:table-cell office:value-type="float" office:value="-61.498926796505" calcext:value-type="float">
            <text:p>-61,498926796505</text:p>
          </table:table-cell>
          <table:table-cell office:value-type="float" office:value="-63.319887795066" calcext:value-type="float">
            <text:p>-63,319887795066</text:p>
          </table:table-cell>
          <table:table-cell office:value-type="float" office:value="-64.790676355723" calcext:value-type="float">
            <text:p>-64,790676355723</text:p>
          </table:table-cell>
          <table:table-cell office:value-type="float" office:value="-65.922710365856" calcext:value-type="float">
            <text:p>-65,922710365856</text:p>
          </table:table-cell>
          <table:table-cell office:value-type="float" office:value="-66.759295872714" calcext:value-type="float">
            <text:p>-66,759295872714</text:p>
          </table:table-cell>
          <table:table-cell office:value-type="float" office:value="-67.357041528092" calcext:value-type="float">
            <text:p>-67,357041528092</text:p>
          </table:table-cell>
          <table:table-cell office:value-type="float" office:value="-67.771500922259" calcext:value-type="float">
            <text:p>-67,771500922259</text:p>
          </table:table-cell>
          <table:table-cell office:value-type="float" office:value="-68.049861927905" calcext:value-type="float">
            <text:p>-68,049861927905</text:p>
          </table:table-cell>
          <table:table-cell office:value-type="float" office:value="-68.229037168954" calcext:value-type="float">
            <text:p>-68,229037168954</text:p>
          </table:table-cell>
          <table:table-cell office:value-type="float" office:value="-68.336555828091" calcext:value-type="float">
            <text:p>-68,336555828091</text:p>
          </table:table-cell>
          <table:table-cell office:value-type="float" office:value="-68.392406299789" calcext:value-type="float">
            <text:p>-68,392406299789</text:p>
          </table:table-cell>
          <table:table-cell office:value-type="float" office:value="-68.410901490438" calcext:value-type="float">
            <text:p>-68,410901490438</text:p>
          </table:table-cell>
          <table:table-cell office:value-type="float" office:value="-68.402229577758" calcext:value-type="float">
            <text:p>-68,402229577758</text:p>
          </table:table-cell>
          <table:table-cell office:value-type="float" office:value="-68.373635173269" calcext:value-type="float">
            <text:p>-68,373635173269</text:p>
          </table:table-cell>
          <table:table-cell office:value-type="float" office:value="-68.330280131433" calcext:value-type="float">
            <text:p>-68,330280131433</text:p>
          </table:table-cell>
          <table:table-cell office:value-type="float" office:value="-68.275856767838" calcext:value-type="float">
            <text:p>-68,275856767838</text:p>
          </table:table-cell>
          <table:table-cell office:value-type="float" office:value="-68.213019855419" calcext:value-type="float">
            <text:p>-68,213019855419</text:p>
          </table:table-cell>
          <table:table-cell office:value-type="float" office:value="-68.143689599048" calcext:value-type="float">
            <text:p>-68,143689599048</text:p>
          </table:table-cell>
          <table:table-cell office:value-type="float" office:value="-68.069264023406" calcext:value-type="float">
            <text:p>-68,069264023406</text:p>
          </table:table-cell>
          <table:table-cell office:value-type="float" office:value="-67.990768154293" calcext:value-type="float">
            <text:p>-67,990768154293</text:p>
          </table:table-cell>
          <table:table-cell office:value-type="float" office:value="-67.908959171515" calcext:value-type="float">
            <text:p>-67,908959171515</text:p>
          </table:table-cell>
          <table:table-cell office:value-type="float" office:value="-67.824400857888" calcext:value-type="float">
            <text:p>-67,824400857888</text:p>
          </table:table-cell>
          <table:table-cell office:value-type="float" office:value="-67.73751657453" calcext:value-type="float">
            <text:p>-67,73751657453</text:p>
          </table:table-cell>
          <table:table-cell office:value-type="float" office:value="-67.648627157494" calcext:value-type="float">
            <text:p>-67,648627157494</text:p>
          </table:table-cell>
          <table:table-cell office:value-type="float" office:value="-67.557978176231" calcext:value-type="float">
            <text:p>-67,557978176231</text:p>
          </table:table-cell>
          <table:table-cell office:value-type="float" office:value="-67.465759647866" calcext:value-type="float">
            <text:p>-67,465759647866</text:p>
          </table:table-cell>
          <table:table-cell office:value-type="float" office:value="-67.372120372407" calcext:value-type="float">
            <text:p>-67,372120372407</text:p>
          </table:table-cell>
          <table:table-cell office:value-type="float" office:value="-67.277178411337" calcext:value-type="float">
            <text:p>-67,277178411337</text:p>
          </table:table-cell>
          <table:table-cell office:value-type="float" office:value="-67.181028785628" calcext:value-type="float">
            <text:p>-67,181028785628</text:p>
          </table:table-cell>
          <table:table-cell office:value-type="float" office:value="-67.08374915782" calcext:value-type="float">
            <text:p>-67,08374915782</text:p>
          </table:table-cell>
          <table:table-cell office:value-type="float" office:value="-66.985404044421" calcext:value-type="float">
            <text:p>-66,985404044421</text:p>
          </table:table-cell>
          <table:table-cell office:value-type="float" office:value="-66.886047951038" calcext:value-type="float">
            <text:p>-66,886047951038</text:p>
          </table:table-cell>
          <table:table-cell office:value-type="float" office:value="-66.785727713584" calcext:value-type="float">
            <text:p>-66,785727713584</text:p>
          </table:table-cell>
          <table:table-cell office:value-type="float" office:value="-66.684484251338" calcext:value-type="float">
            <text:p>-66,684484251338</text:p>
          </table:table-cell>
          <table:table-cell office:value-type="float" office:value="-66.58235388197" calcext:value-type="float">
            <text:p>-66,58235388197</text:p>
          </table:table-cell>
          <table:table-cell office:value-type="float" office:value="-66.479369308701" calcext:value-type="float">
            <text:p>-66,479369308701</text:p>
          </table:table-cell>
          <table:table-cell office:value-type="float" office:value="-66.375560360769" calcext:value-type="float">
            <text:p>-66,375560360769</text:p>
          </table:table-cell>
          <table:table-cell office:value-type="float" office:value="-66.270954547386" calcext:value-type="float">
            <text:p>-66,270954547386</text:p>
          </table:table-cell>
          <table:table-cell office:value-type="float" office:value="-66.165577469924" calcext:value-type="float">
            <text:p>-66,165577469924</text:p>
          </table:table-cell>
          <table:table-cell office:value-type="float" office:value="-66.05945312584" calcext:value-type="float">
            <text:p>-66,05945312584</text:p>
          </table:table-cell>
          <table:table-cell office:value-type="float" office:value="-65.952604129476" calcext:value-type="float">
            <text:p>-65,952604129476</text:p>
          </table:table-cell>
          <table:table-cell office:value-type="float" office:value="-65.845051868707" calcext:value-type="float">
            <text:p>-65,845051868707</text:p>
          </table:table-cell>
          <table:table-cell office:value-type="float" office:value="-65.736816611808" calcext:value-type="float">
            <text:p>-65,736816611808</text:p>
          </table:table-cell>
          <table:table-cell office:value-type="float" office:value="-65.627917575464" calcext:value-type="float">
            <text:p>-65,627917575464</text:p>
          </table:table-cell>
          <table:table-cell office:value-type="float" office:value="-65.518372962265" calcext:value-type="float">
            <text:p>-65,518372962265</text:p>
          </table:table-cell>
          <table:table-cell office:value-type="float" office:value="-65.408199974059" calcext:value-type="float">
            <text:p>-65,408199974059</text:p>
          </table:table-cell>
          <table:table-cell office:value-type="float" office:value="-65.297414806058" calcext:value-type="float">
            <text:p>-65,297414806058</text:p>
          </table:table-cell>
          <table:table-cell office:value-type="float" office:value="-65.186032625444" calcext:value-type="float">
            <text:p>-65,186032625444</text:p>
          </table:table-cell>
          <table:table-cell office:value-type="float" office:value="-65.074067537367" calcext:value-type="float">
            <text:p>-65,074067537367</text:p>
          </table:table-cell>
          <table:table-cell office:value-type="float" office:value="-64.96153254053" calcext:value-type="float">
            <text:p>-64,96153254053</text:p>
          </table:table-cell>
          <table:table-cell office:value-type="float" office:value="-64.848439474026" calcext:value-type="float">
            <text:p>-64,848439474026</text:p>
          </table:table-cell>
          <table:table-cell office:value-type="float" office:value="-64.7347989567" calcext:value-type="float">
            <text:p>-64,7347989567</text:p>
          </table:table-cell>
          <table:table-cell office:value-type="float" office:value="-64.620620319932" calcext:value-type="float">
            <text:p>-64,620620319932</text:p>
          </table:table-cell>
          <table:table-cell office:value-type="float" office:value="-64.505911534505" calcext:value-type="float">
            <text:p>-64,505911534505</text:p>
          </table:table-cell>
          <table:table-cell office:value-type="float" office:value="-64.390679131968" calcext:value-type="float">
            <text:p>-64,390679131968</text:p>
          </table:table-cell>
          <table:table-cell office:value-type="float" office:value="-64.274928120724" calcext:value-type="float">
            <text:p>-64,274928120724</text:p>
          </table:table-cell>
          <table:table-cell office:value-type="float" office:value="-64.158661896907" calcext:value-type="float">
            <text:p>-64,158661896907</text:p>
          </table:table-cell>
          <table:table-cell office:value-type="float" office:value="-64.041882149955" calcext:value-type="float">
            <text:p>-64,041882149955</text:p>
          </table:table-cell>
          <table:table-cell office:value-type="float" office:value="-63.924588762656" calcext:value-type="float">
            <text:p>-63,924588762656</text:p>
          </table:table-cell>
          <table:table-cell office:value-type="float" office:value="-63.806779705298" calcext:value-type="float">
            <text:p>-63,806779705298</text:p>
          </table:table-cell>
          <table:table-cell office:value-type="float" office:value="-63.688450923448" calcext:value-type="float">
            <text:p>-63,688450923448</text:p>
          </table:table-cell>
          <table:table-cell office:value-type="float" office:value="-63.569596218706" calcext:value-type="float">
            <text:p>-63,569596218706</text:p>
          </table:table-cell>
          <table:table-cell office:value-type="float" office:value="-63.450207121704" calcext:value-type="float">
            <text:p>-63,450207121704</text:p>
          </table:table-cell>
          <table:table-cell office:value-type="float" office:value="-63.330272756413" calcext:value-type="float">
            <text:p>-63,330272756413</text:p>
          </table:table-cell>
          <table:table-cell office:value-type="float" office:value="-63.209779694697" calcext:value-type="float">
            <text:p>-63,209779694697</text:p>
          </table:table-cell>
          <table:table-cell office:value-type="float" office:value="-63.088711799868" calcext:value-type="float">
            <text:p>-63,088711799868</text:p>
          </table:table-cell>
          <table:table-cell office:value-type="float" office:value="-62.9670500578" calcext:value-type="float">
            <text:p>-62,9670500578</text:p>
          </table:table-cell>
          <table:table-cell office:value-type="float" office:value="-62.844772393941" calcext:value-type="float">
            <text:p>-62,844772393941</text:p>
          </table:table-cell>
          <table:table-cell office:value-type="float" office:value="-62.721853474324" calcext:value-type="float">
            <text:p>-62,721853474324</text:p>
          </table:table-cell>
          <table:table-cell office:value-type="float" office:value="-62.598264488377" calcext:value-type="float">
            <text:p>-62,598264488377</text:p>
          </table:table-cell>
          <table:table-cell office:value-type="float" office:value="-62.473972911044" calcext:value-type="float">
            <text:p>-62,473972911044</text:p>
          </table:table-cell>
          <table:table-cell office:value-type="float" office:value="-62.348942241317" calcext:value-type="float">
            <text:p>-62,348942241317</text:p>
          </table:table-cell>
          <table:table-cell office:value-type="float" office:value="-62.223131713888" calcext:value-type="float">
            <text:p>-62,223131713888</text:p>
          </table:table-cell>
          <table:table-cell office:value-type="float" office:value="-62.096495980114" calcext:value-type="float">
            <text:p>-62,096495980114</text:p>
          </table:table-cell>
          <table:table-cell office:value-type="float" office:value="-61.968984753917" calcext:value-type="float">
            <text:p>-61,968984753917</text:p>
          </table:table-cell>
          <table:table-cell office:value-type="float" office:value="-61.840542417547" calcext:value-type="float">
            <text:p>-61,840542417547</text:p>
          </table:table-cell>
          <table:table-cell office:value-type="float" office:value="-61.711107581377" calcext:value-type="float">
            <text:p>-61,711107581377</text:p>
          </table:table-cell>
          <table:table-cell office:value-type="float" office:value="-61.580612590914" calcext:value-type="float">
            <text:p>-61,580612590914</text:p>
          </table:table-cell>
          <table:table-cell office:value-type="float" office:value="-61.448982973146" calcext:value-type="float">
            <text:p>-61,448982973146</text:p>
          </table:table-cell>
          <table:table-cell office:value-type="float" office:value="-61.31613681298" calcext:value-type="float">
            <text:p>-61,31613681298</text:p>
          </table:table-cell>
          <table:table-cell office:value-type="float" office:value="-61.181984049007" calcext:value-type="float">
            <text:p>-61,181984049007</text:p>
          </table:table-cell>
          <table:table-cell office:value-type="float" office:value="-61.046425675902" calcext:value-type="float">
            <text:p>-61,046425675902</text:p>
          </table:table-cell>
          <table:table-cell office:value-type="float" office:value="-60.909352838542" calcext:value-type="float">
            <text:p>-60,909352838542</text:p>
          </table:table-cell>
          <table:table-cell office:value-type="float" office:value="-60.770645800184" calcext:value-type="float">
            <text:p>-60,770645800184</text:p>
          </table:table-cell>
          <table:table-cell office:value-type="float" office:value="-60.630172763769" calcext:value-type="float">
            <text:p>-60,630172763769</text:p>
          </table:table-cell>
          <table:table-cell office:value-type="float" office:value="-60.487788521387" calcext:value-type="float">
            <text:p>-60,487788521387</text:p>
          </table:table-cell>
          <table:table-cell office:value-type="float" office:value="-60.34333290206" calcext:value-type="float">
            <text:p>-60,34333290206</text:p>
          </table:table-cell>
          <table:table-cell office:value-type="float" office:value="-60.196628982007" calcext:value-type="float">
            <text:p>-60,196628982007</text:p>
          </table:table-cell>
          <table:table-cell office:value-type="float" office:value="-60.047481014146" calcext:value-type="float">
            <text:p>-60,047481014146</text:p>
          </table:table-cell>
          <table:table-cell office:value-type="float" office:value="-59.895672024436" calcext:value-type="float">
            <text:p>-59,895672024436</text:p>
          </table:table-cell>
          <table:table-cell office:value-type="float" office:value="-59.740961011278" calcext:value-type="float">
            <text:p>-59,740961011278</text:p>
          </table:table-cell>
          <table:table-cell office:value-type="float" office:value="-59.583079669918" calcext:value-type="float">
            <text:p>-59,583079669918</text:p>
          </table:table-cell>
          <table:table-cell office:value-type="float" office:value="-59.421728545864" calcext:value-type="float">
            <text:p>-59,421728545864</text:p>
          </table:table-cell>
          <table:table-cell office:value-type="float" office:value="-59.256572498606" calcext:value-type="float">
            <text:p>-59,256572498606</text:p>
          </table:table-cell>
          <table:table-cell office:value-type="float" office:value="-59.08723532803" calcext:value-type="float">
            <text:p>-59,08723532803</text:p>
          </table:table-cell>
          <table:table-cell office:value-type="float" office:value="-58.913293378788" calcext:value-type="float">
            <text:p>-58,913293378788</text:p>
          </table:table-cell>
          <table:table-cell office:value-type="float" office:value="-58.734267890087" calcext:value-type="float">
            <text:p>-58,734267890087</text:p>
          </table:table-cell>
          <table:table-cell office:value-type="float" office:value="-58.549615796089" calcext:value-type="float">
            <text:p>-58,549615796089</text:p>
          </table:table-cell>
          <table:table-cell office:value-type="float" office:value="-58.358718600646" calcext:value-type="float">
            <text:p>-58,358718600646</text:p>
          </table:table-cell>
          <table:table-cell office:value-type="float" office:value="-58.160868842403" calcext:value-type="float">
            <text:p>-58,160868842403</text:p>
          </table:table-cell>
          <table:table-cell office:value-type="float" office:value="-57.955253522936" calcext:value-type="float">
            <text:p>-57,955253522936</text:p>
          </table:table-cell>
          <table:table-cell office:value-type="float" office:value="-57.740933677827" calcext:value-type="float">
            <text:p>-57,740933677827</text:p>
          </table:table-cell>
          <table:table-cell office:value-type="float" office:value="-57.516819008938" calcext:value-type="float">
            <text:p>-57,516819008938</text:p>
          </table:table-cell>
          <table:table-cell office:value-type="float" office:value="-57.28163613739" calcext:value-type="float">
            <text:p>-57,28163613739</text:p>
          </table:table-cell>
          <table:table-cell office:value-type="float" office:value="-57.033888539276" calcext:value-type="float">
            <text:p>-57,033888539276</text:p>
          </table:table-cell>
          <table:table-cell office:value-type="float" office:value="-56.77180552833" calcext:value-type="float">
            <text:p>-56,77180552833</text:p>
          </table:table-cell>
          <table:table-cell office:value-type="float" office:value="-56.493276658393" calcext:value-type="float">
            <text:p>-56,493276658393</text:p>
          </table:table-cell>
          <table:table-cell office:value-type="float" office:value="-56.195766491136" calcext:value-type="float">
            <text:p>-56,195766491136</text:p>
          </table:table-cell>
          <table:table-cell office:value-type="float" office:value="-55.876202589247" calcext:value-type="float">
            <text:p>-55,876202589247</text:p>
          </table:table-cell>
          <table:table-cell office:value-type="float" office:value="-55.530826501254" calcext:value-type="float">
            <text:p>-55,530826501254</text:p>
          </table:table-cell>
          <table:table-cell office:value-type="float" office:value="-55.154992835564" calcext:value-type="float">
            <text:p>-55,154992835564</text:p>
          </table:table-cell>
          <table:table-cell office:value-type="float" office:value="-54.742894347895" calcext:value-type="float">
            <text:p>-54,742894347895</text:p>
          </table:table-cell>
          <table:table-cell office:value-type="float" office:value="-54.287179726439" calcext:value-type="float">
            <text:p>-54,287179726439</text:p>
          </table:table-cell>
          <table:table-cell office:value-type="float" office:value="-53.778412770479" calcext:value-type="float">
            <text:p>-53,778412770479</text:p>
          </table:table-cell>
          <table:table-cell office:value-type="float" office:value="-53.20429220278" calcext:value-type="float">
            <text:p>-53,20429220278</text:p>
          </table:table-cell>
          <table:table-cell office:value-type="float" office:value="-52.548501920421" calcext:value-type="float">
            <text:p>-52,548501920421</text:p>
          </table:table-cell>
          <table:table-cell office:value-type="float" office:value="-51.788976298994" calcext:value-type="float">
            <text:p>-51,788976298994</text:p>
          </table:table-cell>
          <table:table-cell office:value-type="float" office:value="-50.895214195692" calcext:value-type="float">
            <text:p>-50,895214195692</text:p>
          </table:table-cell>
          <table:table-cell office:value-type="float" office:value="-49.823999891216" calcext:value-type="float">
            <text:p>-49,823999891216</text:p>
          </table:table-cell>
          <table:table-cell office:value-type="float" office:value="-48.512372250238" calcext:value-type="float">
            <text:p>-48,512372250238</text:p>
          </table:table-cell>
          <table:table-cell office:value-type="float" office:value="-46.865688531347" calcext:value-type="float">
            <text:p>-46,865688531347</text:p>
          </table:table-cell>
          <table:table-cell office:value-type="float" office:value="-44.736688582484" calcext:value-type="float">
            <text:p>-44,736688582484</text:p>
          </table:table-cell>
          <table:table-cell office:value-type="float" office:value="-41.88774663477" calcext:value-type="float">
            <text:p>-41,88774663477</text:p>
          </table:table-cell>
          <table:table-cell office:value-type="float" office:value="-37.922158909122" calcext:value-type="float">
            <text:p>-37,922158909122</text:p>
          </table:table-cell>
          <table:table-cell office:value-type="float" office:value="-32.164796783231" calcext:value-type="float">
            <text:p>-32,164796783231</text:p>
          </table:table-cell>
          <table:table-cell office:value-type="float" office:value="-23.502513734678" calcext:value-type="float">
            <text:p>-23,502513734678</text:p>
          </table:table-cell>
          <table:table-cell office:value-type="float" office:value="-10.45344970451" calcext:value-type="float">
            <text:p>-10,45344970451</text:p>
          </table:table-cell>
          <table:table-cell office:value-type="float" office:value="7.242342134221" calcext:value-type="float">
            <text:p>7,242342134221</text:p>
          </table:table-cell>
          <table:table-cell office:value-type="float" office:value="24.615547341267" calcext:value-type="float">
            <text:p>24,615547341267</text:p>
          </table:table-cell>
          <table:table-cell office:value-type="float" office:value="34.407102626612" calcext:value-type="float">
            <text:p>34,407102626612</text:p>
          </table:table-cell>
          <table:table-cell office:value-type="float" office:value="37.058225755405" calcext:value-type="float">
            <text:p>37,058225755405</text:p>
          </table:table-cell>
          <table:table-cell office:value-type="float" office:value="36.531467546573" calcext:value-type="float">
            <text:p>36,531467546573</text:p>
          </table:table-cell>
          <table:table-cell office:value-type="float" office:value="34.831716768714" calcext:value-type="float">
            <text:p>34,831716768714</text:p>
          </table:table-cell>
          <table:table-cell office:value-type="float" office:value="32.605551150983" calcext:value-type="float">
            <text:p>32,605551150983</text:p>
          </table:table-cell>
          <table:table-cell office:value-type="float" office:value="30.081534394433" calcext:value-type="float">
            <text:p>30,081534394433</text:p>
          </table:table-cell>
          <table:table-cell office:value-type="float" office:value="27.367426095059" calcext:value-type="float">
            <text:p>27,367426095059</text:p>
          </table:table-cell>
          <table:table-cell office:value-type="float" office:value="24.526370750349" calcext:value-type="float">
            <text:p>24,526370750349</text:p>
          </table:table-cell>
          <table:table-cell office:value-type="float" office:value="21.600064897354" calcext:value-type="float">
            <text:p>21,600064897354</text:p>
          </table:table-cell>
          <table:table-cell office:value-type="float" office:value="18.618135571024" calcext:value-type="float">
            <text:p>18,618135571024</text:p>
          </table:table-cell>
          <table:table-cell office:value-type="float" office:value="15.602844673994" calcext:value-type="float">
            <text:p>15,602844673994</text:p>
          </table:table-cell>
          <table:table-cell office:value-type="float" office:value="12.571726275455" calcext:value-type="float">
            <text:p>12,571726275455</text:p>
          </table:table-cell>
          <table:table-cell office:value-type="float" office:value="9.539142825503" calcext:value-type="float">
            <text:p>9,539142825503</text:p>
          </table:table-cell>
          <table:table-cell office:value-type="float" office:value="6.517229726104" calcext:value-type="float">
            <text:p>6,517229726104</text:p>
          </table:table-cell>
          <table:table-cell office:value-type="float" office:value="3.516484050369" calcext:value-type="float">
            <text:p>3,516484050369</text:p>
          </table:table-cell>
          <table:table-cell office:value-type="float" office:value="0.546144940442" calcext:value-type="float">
            <text:p>0,546144940442</text:p>
          </table:table-cell>
          <table:table-cell office:value-type="float" office:value="-2.385549563484" calcext:value-type="float">
            <text:p>-2,385549563484</text:p>
          </table:table-cell>
          <table:table-cell office:value-type="float" office:value="-5.27118459595" calcext:value-type="float">
            <text:p>-5,27118459595</text:p>
          </table:table-cell>
          <table:table-cell office:value-type="float" office:value="-8.104052394788" calcext:value-type="float">
            <text:p>-8,104052394788</text:p>
          </table:table-cell>
          <table:table-cell office:value-type="float" office:value="-10.878100757418" calcext:value-type="float">
            <text:p>-10,878100757418</text:p>
          </table:table-cell>
          <table:table-cell office:value-type="float" office:value="-13.587961692848" calcext:value-type="float">
            <text:p>-13,587961692848</text:p>
          </table:table-cell>
          <table:table-cell office:value-type="float" office:value="-16.229081132502" calcext:value-type="float">
            <text:p>-16,229081132502</text:p>
          </table:table-cell>
          <table:table-cell office:value-type="float" office:value="-18.797965854091" calcext:value-type="float">
            <text:p>-18,797965854091</text:p>
          </table:table-cell>
          <table:table-cell office:value-type="float" office:value="-21.292547946226" calcext:value-type="float">
            <text:p>-21,292547946226</text:p>
          </table:table-cell>
          <table:table-cell office:value-type="float" office:value="-23.712642218278" calcext:value-type="float">
            <text:p>-23,712642218278</text:p>
          </table:table-cell>
          <table:table-cell office:value-type="float" office:value="-26.060444607849" calcext:value-type="float">
            <text:p>-26,060444607849</text:p>
          </table:table-cell>
          <table:table-cell office:value-type="float" office:value="-28.340999725872" calcext:value-type="float">
            <text:p>-28,340999725872</text:p>
          </table:table-cell>
          <table:table-cell office:value-type="float" office:value="-30.562561307558" calcext:value-type="float">
            <text:p>-30,562561307558</text:p>
          </table:table-cell>
          <table:table-cell office:value-type="float" office:value="-32.736780679134" calcext:value-type="float">
            <text:p>-32,736780679134</text:p>
          </table:table-cell>
          <table:table-cell office:value-type="float" office:value="-34.878674735564" calcext:value-type="float">
            <text:p>-34,878674735564</text:p>
          </table:table-cell>
          <table:table-cell office:value-type="float" office:value="-37.006327902817" calcext:value-type="float">
            <text:p>-37,006327902817</text:p>
          </table:table-cell>
          <table:table-cell office:value-type="float" office:value="-39.140253263353" calcext:value-type="float">
            <text:p>-39,140253263353</text:p>
          </table:table-cell>
          <table:table-cell office:value-type="float" office:value="-41.302265102867" calcext:value-type="float">
            <text:p>-41,302265102867</text:p>
          </table:table-cell>
          <table:table-cell office:value-type="float" office:value="-43.513603217859" calcext:value-type="float">
            <text:p>-43,513603217859</text:p>
          </table:table-cell>
          <table:table-cell office:value-type="float" office:value="-45.791934978101" calcext:value-type="float">
            <text:p>-45,791934978101</text:p>
          </table:table-cell>
          <table:table-cell office:value-type="float" office:value="-48.146846105365" calcext:value-type="float">
            <text:p>-48,146846105365</text:p>
          </table:table-cell>
          <table:table-cell office:value-type="float" office:value="-50.573727062656" calcext:value-type="float">
            <text:p>-50,573727062656</text:p>
          </table:table-cell>
          <table:table-cell office:value-type="float" office:value="-53.046880391131" calcext:value-type="float">
            <text:p>-53,046880391131</text:p>
          </table:table-cell>
          <table:table-cell office:value-type="float" office:value="-55.514378747247" calcext:value-type="float">
            <text:p>-55,514378747247</text:p>
          </table:table-cell>
          <table:table-cell office:value-type="float" office:value="-57.899029019517" calcext:value-type="float">
            <text:p>-57,899029019517</text:p>
          </table:table-cell>
          <table:table-cell office:value-type="float" office:value="-60.109580067507" calcext:value-type="float">
            <text:p>-60,109580067507</text:p>
          </table:table-cell>
          <table:table-cell office:value-type="float" office:value="-62.061584591329" calcext:value-type="float">
            <text:p>-62,061584591329</text:p>
          </table:table-cell>
          <table:table-cell office:value-type="float" office:value="-63.699572718154" calcext:value-type="float">
            <text:p>-63,699572718154</text:p>
          </table:table-cell>
          <table:table-cell office:value-type="float" office:value="-65.00884254435" calcext:value-type="float">
            <text:p>-65,00884254435</text:p>
          </table:table-cell>
          <table:table-cell office:value-type="float" office:value="-66.011612762885" calcext:value-type="float">
            <text:p>-66,011612762885</text:p>
          </table:table-cell>
          <table:table-cell office:value-type="float" office:value="-66.752703762775" calcext:value-type="float">
            <text:p>-66,752703762775</text:p>
          </table:table-cell>
          <table:table-cell office:value-type="float" office:value="-67.284141941233" calcext:value-type="float">
            <text:p>-67,284141941233</text:p>
          </table:table-cell>
          <table:table-cell office:value-type="float" office:value="-67.654653591661" calcext:value-type="float">
            <text:p>-67,654653591661</text:p>
          </table:table-cell>
          <table:table-cell office:value-type="float" office:value="-67.904880818132" calcext:value-type="float">
            <text:p>-67,904880818132</text:p>
          </table:table-cell>
          <table:table-cell office:value-type="float" office:value="-68.066510833834" calcext:value-type="float">
            <text:p>-68,066510833834</text:p>
          </table:table-cell>
          <table:table-cell office:value-type="float" office:value="-68.163296810757" calcext:value-type="float">
            <text:p>-68,163296810757</text:p>
          </table:table-cell>
          <table:table-cell office:value-type="float" office:value="-68.212656876351" calcext:value-type="float">
            <text:p>-68,212656876351</text:p>
          </table:table-cell>
          <table:table-cell office:value-type="float" office:value="-68.227220705652" calcext:value-type="float">
            <text:p>-68,227220705652</text:p>
          </table:table-cell>
          <table:table-cell office:value-type="float" office:value="-68.216104154961" calcext:value-type="float">
            <text:p>-68,216104154961</text:p>
          </table:table-cell>
          <table:table-cell office:value-type="float" office:value="-68.185884202694" calcext:value-type="float">
            <text:p>-68,185884202694</text:p>
          </table:table-cell>
          <table:table-cell office:value-type="float" office:value="-68.14131654014" calcext:value-type="float">
            <text:p>-68,14131654014</text:p>
          </table:table-cell>
          <table:table-cell office:value-type="float" office:value="-68.085853244448" calcext:value-type="float">
            <text:p>-68,085853244448</text:p>
          </table:table-cell>
          <table:table-cell office:value-type="float" office:value="-68.022012551616" calcext:value-type="float">
            <text:p>-68,022012551616</text:p>
          </table:table-cell>
          <table:table-cell office:value-type="float" office:value="-67.951641942945" calcext:value-type="float">
            <text:p>-67,951641942945</text:p>
          </table:table-cell>
          <table:table-cell office:value-type="float" office:value="-67.876105259635" calcext:value-type="float">
            <text:p>-67,876105259635</text:p>
          </table:table-cell>
          <table:table-cell office:value-type="float" office:value="-67.796416033253" calcext:value-type="float">
            <text:p>-67,796416033253</text:p>
          </table:table-cell>
          <table:table-cell office:value-type="float" office:value="-67.71333280229" calcext:value-type="float">
            <text:p>-67,71333280229</text:p>
          </table:table-cell>
          <table:table-cell office:value-type="float" office:value="-67.627427534884" calcext:value-type="float">
            <text:p>-67,627427534884</text:p>
          </table:table-cell>
          <table:table-cell office:value-type="float" office:value="-67.539134974796" calcext:value-type="float">
            <text:p>-67,539134974796</text:p>
          </table:table-cell>
          <table:table-cell office:value-type="float" office:value="-67.448788405583" calcext:value-type="float">
            <text:p>-67,448788405583</text:p>
          </table:table-cell>
          <table:table-cell office:value-type="float" office:value="-67.356645702841" calcext:value-type="float">
            <text:p>-67,356645702841</text:p>
          </table:table-cell>
          <table:table-cell office:value-type="float" office:value="-67.262908408485" calcext:value-type="float">
            <text:p>-67,262908408485</text:p>
          </table:table-cell>
          <table:table-cell office:value-type="float" office:value="-67.167735766111" calcext:value-type="float">
            <text:p>-67,167735766111</text:p>
          </table:table-cell>
          <table:table-cell office:value-type="float" office:value="-67.071255098911" calcext:value-type="float">
            <text:p>-67,071255098911</text:p>
          </table:table-cell>
          <table:table-cell office:value-type="float" office:value="-66.973569518989" calcext:value-type="float">
            <text:p>-66,973569518989</text:p>
          </table:table-cell>
          <table:table-cell office:value-type="float" office:value="-66.874763679474" calcext:value-type="float">
            <text:p>-66,874763679474</text:p>
          </table:table-cell>
          <table:table-cell office:value-type="float" office:value="-66.774908083754" calcext:value-type="float">
            <text:p>-66,774908083754</text:p>
          </table:table-cell>
          <table:table-cell office:value-type="float" office:value="-66.674062325585" calcext:value-type="float">
            <text:p>-66,674062325585</text:p>
          </table:table-cell>
          <table:table-cell office:value-type="float" office:value="-66.572277533024" calcext:value-type="float">
            <text:p>-66,572277533024</text:p>
          </table:table-cell>
          <table:table-cell office:value-type="float" office:value="-66.469598216532" calcext:value-type="float">
            <text:p>-66,469598216532</text:p>
          </table:table-cell>
          <table:table-cell office:value-type="float" office:value="-66.366063669002" calcext:value-type="float">
            <text:p>-66,366063669002</text:p>
          </table:table-cell>
          <table:table-cell office:value-type="float" office:value="-66.2617090272" calcext:value-type="float">
            <text:p>-66,2617090272</text:p>
          </table:table-cell>
          <table:table-cell office:value-type="float" office:value="-66.156566076166" calcext:value-type="float">
            <text:p>-66,156566076166</text:p>
          </table:table-cell>
          <table:table-cell office:value-type="float" office:value="-66.050663857532" calcext:value-type="float">
            <text:p>-66,050663857532</text:p>
          </table:table-cell>
          <table:table-cell office:value-type="float" office:value="-65.944029127583" calcext:value-type="float">
            <text:p>-65,944029127583</text:p>
          </table:table-cell>
          <table:table-cell office:value-type="float" office:value="-65.836686699619" calcext:value-type="float">
            <text:p>-65,836686699619</text:p>
          </table:table-cell>
          <table:table-cell office:value-type="float" office:value="-65.728659696824" calcext:value-type="float">
            <text:p>-65,728659696824</text:p>
          </table:table-cell>
          <table:table-cell office:value-type="float" office:value="-65.619969735536" calcext:value-type="float">
            <text:p>-65,619969735536</text:p>
          </table:table-cell>
          <table:table-cell office:value-type="float" office:value="-65.510637054164" calcext:value-type="float">
            <text:p>-65,510637054164</text:p>
          </table:table-cell>
          <table:table-cell office:value-type="float" office:value="-65.400680599375" calcext:value-type="float">
            <text:p>-65,400680599375</text:p>
          </table:table-cell>
          <table:table-cell office:value-type="float" office:value="-65.290118078531" calcext:value-type="float">
            <text:p>-65,290118078531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Membrane Voltage (16.3 C)</text:p>
          </table:table-cell>
          <table:table-cell office:value-type="float" office:value="-68.92324130303" calcext:value-type="float">
            <text:p>-68,92324130303</text:p>
          </table:table-cell>
          <table:table-cell office:value-type="float" office:value="-68.920956755007" calcext:value-type="float">
            <text:p>-68,920956755007</text:p>
          </table:table-cell>
          <table:table-cell office:value-type="float" office:value="-68.918700747026" calcext:value-type="float">
            <text:p>-68,918700747026</text:p>
          </table:table-cell>
          <table:table-cell office:value-type="float" office:value="-68.916475160085" calcext:value-type="float">
            <text:p>-68,916475160085</text:p>
          </table:table-cell>
          <table:table-cell office:value-type="float" office:value="-68.914281699359" calcext:value-type="float">
            <text:p>-68,914281699359</text:p>
          </table:table-cell>
          <table:table-cell office:value-type="float" office:value="-68.912121903178" calcext:value-type="float">
            <text:p>-68,912121903178</text:p>
          </table:table-cell>
          <table:table-cell office:value-type="float" office:value="-68.909997151647" calcext:value-type="float">
            <text:p>-68,909997151647</text:p>
          </table:table-cell>
          <table:table-cell office:value-type="float" office:value="-68.907908674945" calcext:value-type="float">
            <text:p>-68,907908674945</text:p>
          </table:table-cell>
          <table:table-cell office:value-type="float" office:value="-68.905857561298" calcext:value-type="float">
            <text:p>-68,905857561298</text:p>
          </table:table-cell>
          <table:table-cell office:value-type="float" office:value="-68.903844764639" calcext:value-type="float">
            <text:p>-68,903844764639</text:p>
          </table:table-cell>
          <table:table-cell office:value-type="float" office:value="-68.901871111974" calcext:value-type="float">
            <text:p>-68,901871111974</text:p>
          </table:table-cell>
          <table:table-cell office:value-type="float" office:value="-68.899937310445" calcext:value-type="float">
            <text:p>-68,899937310445</text:p>
          </table:table-cell>
          <table:table-cell office:value-type="float" office:value="-68.898043954125" calcext:value-type="float">
            <text:p>-68,898043954125</text:p>
          </table:table-cell>
          <table:table-cell office:value-type="float" office:value="-68.896191530528" calcext:value-type="float">
            <text:p>-68,896191530528</text:p>
          </table:table-cell>
          <table:table-cell office:value-type="float" office:value="-68.894380426863" calcext:value-type="float">
            <text:p>-68,894380426863</text:p>
          </table:table-cell>
          <table:table-cell office:value-type="float" office:value="-68.892610936031" calcext:value-type="float">
            <text:p>-68,892610936031</text:p>
          </table:table-cell>
          <table:table-cell office:value-type="float" office:value="-68.89088326237" calcext:value-type="float">
            <text:p>-68,89088326237</text:p>
          </table:table-cell>
          <table:table-cell office:value-type="float" office:value="-68.889197527168" calcext:value-type="float">
            <text:p>-68,889197527168</text:p>
          </table:table-cell>
          <table:table-cell office:value-type="float" office:value="-68.887553773938" calcext:value-type="float">
            <text:p>-68,887553773938</text:p>
          </table:table-cell>
          <table:table-cell office:value-type="float" office:value="-68.885951973475" calcext:value-type="float">
            <text:p>-68,885951973475</text:p>
          </table:table-cell>
          <table:table-cell office:value-type="float" office:value="-68.884392028692" calcext:value-type="float">
            <text:p>-68,884392028692</text:p>
          </table:table-cell>
          <table:table-cell office:value-type="float" office:value="-68.882873779248" calcext:value-type="float">
            <text:p>-68,882873779248</text:p>
          </table:table-cell>
          <table:table-cell office:value-type="float" office:value="-68.881397005972" calcext:value-type="float">
            <text:p>-68,881397005972</text:p>
          </table:table-cell>
          <table:table-cell office:value-type="float" office:value="-68.879961435093" calcext:value-type="float">
            <text:p>-68,879961435093</text:p>
          </table:table-cell>
          <table:table-cell office:value-type="float" office:value="-68.878566742279" calcext:value-type="float">
            <text:p>-68,878566742279</text:p>
          </table:table-cell>
          <table:table-cell office:value-type="float" office:value="-68.767212556494" calcext:value-type="float">
            <text:p>-68,767212556494</text:p>
          </table:table-cell>
          <table:table-cell office:value-type="float" office:value="-67.904167805844" calcext:value-type="float">
            <text:p>-67,904167805844</text:p>
          </table:table-cell>
          <table:table-cell office:value-type="float" office:value="-67.068817328041" calcext:value-type="float">
            <text:p>-67,068817328041</text:p>
          </table:table-cell>
          <table:table-cell office:value-type="float" office:value="-66.25647053202" calcext:value-type="float">
            <text:p>-66,25647053202</text:p>
          </table:table-cell>
          <table:table-cell office:value-type="float" office:value="-65.463133975772" calcext:value-type="float">
            <text:p>-65,463133975772</text:p>
          </table:table-cell>
          <table:table-cell office:value-type="float" office:value="-64.684627769443" calcext:value-type="float">
            <text:p>-64,684627769443</text:p>
          </table:table-cell>
          <table:table-cell office:value-type="float" office:value="-63.916207808234" calcext:value-type="float">
            <text:p>-63,916207808234</text:p>
          </table:table-cell>
          <table:table-cell office:value-type="float" office:value="-63.152274237216" calcext:value-type="float">
            <text:p>-63,152274237216</text:p>
          </table:table-cell>
          <table:table-cell office:value-type="float" office:value="-62.386029558308" calcext:value-type="float">
            <text:p>-62,386029558308</text:p>
          </table:table-cell>
          <table:table-cell office:value-type="float" office:value="-61.608996551418" calcext:value-type="float">
            <text:p>-61,608996551418</text:p>
          </table:table-cell>
          <table:table-cell office:value-type="float" office:value="-60.810283650863" calcext:value-type="float">
            <text:p>-60,810283650863</text:p>
          </table:table-cell>
          <table:table-cell office:value-type="float" office:value="-59.975411030119" calcext:value-type="float">
            <text:p>-59,975411030119</text:p>
          </table:table-cell>
          <table:table-cell office:value-type="float" office:value="-59.084351945972" calcext:value-type="float">
            <text:p>-59,084351945972</text:p>
          </table:table-cell>
          <table:table-cell office:value-type="float" office:value="-58.108104415415" calcext:value-type="float">
            <text:p>-58,108104415415</text:p>
          </table:table-cell>
          <table:table-cell office:value-type="float" office:value="-57.002336511303" calcext:value-type="float">
            <text:p>-57,002336511303</text:p>
          </table:table-cell>
          <table:table-cell office:value-type="float" office:value="-55.694743154708" calcext:value-type="float">
            <text:p>-55,694743154708</text:p>
          </table:table-cell>
          <table:table-cell office:value-type="float" office:value="-54.057540450756" calcext:value-type="float">
            <text:p>-54,057540450756</text:p>
          </table:table-cell>
          <table:table-cell office:value-type="float" office:value="-51.840319493379" calcext:value-type="float">
            <text:p>-51,840319493379</text:p>
          </table:table-cell>
          <table:table-cell office:value-type="float" office:value="-48.479248617311" calcext:value-type="float">
            <text:p>-48,479248617311</text:p>
          </table:table-cell>
          <table:table-cell office:value-type="float" office:value="-42.434351784521" calcext:value-type="float">
            <text:p>-42,434351784521</text:p>
          </table:table-cell>
          <table:table-cell office:value-type="float" office:value="-28.312280823488" calcext:value-type="float">
            <text:p>-28,312280823488</text:p>
          </table:table-cell>
          <table:table-cell office:value-type="float" office:value="11.429246507247" calcext:value-type="float">
            <text:p>11,429246507247</text:p>
          </table:table-cell>
          <table:table-cell office:value-type="float" office:value="44.703604474047" calcext:value-type="float">
            <text:p>44,703604474047</text:p>
          </table:table-cell>
          <table:table-cell office:value-type="float" office:value="43.045646884464" calcext:value-type="float">
            <text:p>43,045646884464</text:p>
          </table:table-cell>
          <table:table-cell office:value-type="float" office:value="37.012198591317" calcext:value-type="float">
            <text:p>37,012198591317</text:p>
          </table:table-cell>
          <table:table-cell office:value-type="float" office:value="29.921320414015" calcext:value-type="float">
            <text:p>29,921320414015</text:p>
          </table:table-cell>
          <table:table-cell office:value-type="float" office:value="22.246028529995" calcext:value-type="float">
            <text:p>22,246028529995</text:p>
          </table:table-cell>
          <table:table-cell office:value-type="float" office:value="14.235738072558" calcext:value-type="float">
            <text:p>14,235738072558</text:p>
          </table:table-cell>
          <table:table-cell office:value-type="float" office:value="6.100676227406" calcext:value-type="float">
            <text:p>6,100676227406</text:p>
          </table:table-cell>
          <table:table-cell office:value-type="float" office:value="-1.961100226151" calcext:value-type="float">
            <text:p>-1,961100226151</text:p>
          </table:table-cell>
          <table:table-cell office:value-type="float" office:value="-9.764915208081" calcext:value-type="float">
            <text:p>-9,764915208081</text:p>
          </table:table-cell>
          <table:table-cell office:value-type="float" office:value="-17.147089275555" calcext:value-type="float">
            <text:p>-17,147089275555</text:p>
          </table:table-cell>
          <table:table-cell office:value-type="float" office:value="-23.981962536425" calcext:value-type="float">
            <text:p>-23,981962536425</text:p>
          </table:table-cell>
          <table:table-cell office:value-type="float" office:value="-30.219178940125" calcext:value-type="float">
            <text:p>-30,219178940125</text:p>
          </table:table-cell>
          <table:table-cell office:value-type="float" office:value="-35.926255265901" calcext:value-type="float">
            <text:p>-35,926255265901</text:p>
          </table:table-cell>
          <table:table-cell office:value-type="float" office:value="-41.28516334289" calcext:value-type="float">
            <text:p>-41,28516334289</text:p>
          </table:table-cell>
          <table:table-cell office:value-type="float" office:value="-46.502332843401" calcext:value-type="float">
            <text:p>-46,502332843401</text:p>
          </table:table-cell>
          <table:table-cell office:value-type="float" office:value="-51.638038982622" calcext:value-type="float">
            <text:p>-51,638038982622</text:p>
          </table:table-cell>
          <table:table-cell office:value-type="float" office:value="-56.45137485177" calcext:value-type="float">
            <text:p>-56,45137485177</text:p>
          </table:table-cell>
          <table:table-cell office:value-type="float" office:value="-60.501952597968" calcext:value-type="float">
            <text:p>-60,501952597968</text:p>
          </table:table-cell>
          <table:table-cell office:value-type="float" office:value="-63.531197823336" calcext:value-type="float">
            <text:p>-63,531197823336</text:p>
          </table:table-cell>
          <table:table-cell office:value-type="float" office:value="-65.624694501518" calcext:value-type="float">
            <text:p>-65,624694501518</text:p>
          </table:table-cell>
          <table:table-cell office:value-type="float" office:value="-67.020515348175" calcext:value-type="float">
            <text:p>-67,020515348175</text:p>
          </table:table-cell>
          <table:table-cell office:value-type="float" office:value="-67.935128201729" calcext:value-type="float">
            <text:p>-67,935128201729</text:p>
          </table:table-cell>
          <table:table-cell office:value-type="float" office:value="-68.522081936853" calcext:value-type="float">
            <text:p>-68,522081936853</text:p>
          </table:table-cell>
          <table:table-cell office:value-type="float" office:value="-68.883427990828" calcext:value-type="float">
            <text:p>-68,883427990828</text:p>
          </table:table-cell>
          <table:table-cell office:value-type="float" office:value="-69.086525278371" calcext:value-type="float">
            <text:p>-69,086525278371</text:p>
          </table:table-cell>
          <table:table-cell office:value-type="float" office:value="-69.176324199501" calcext:value-type="float">
            <text:p>-69,176324199501</text:p>
          </table:table-cell>
          <table:table-cell office:value-type="float" office:value="-69.183317401586" calcext:value-type="float">
            <text:p>-69,183317401586</text:p>
          </table:table-cell>
          <table:table-cell office:value-type="float" office:value="-69.12856686902" calcext:value-type="float">
            <text:p>-69,12856686902</text:p>
          </table:table-cell>
          <table:table-cell office:value-type="float" office:value="-69.026892615839" calcext:value-type="float">
            <text:p>-69,026892615839</text:p>
          </table:table-cell>
          <table:table-cell office:value-type="float" office:value="-68.888918571234" calcext:value-type="float">
            <text:p>-68,888918571234</text:p>
          </table:table-cell>
          <table:table-cell office:value-type="float" office:value="-68.722403768328" calcext:value-type="float">
            <text:p>-68,722403768328</text:p>
          </table:table-cell>
          <table:table-cell office:value-type="float" office:value="-68.533121173597" calcext:value-type="float">
            <text:p>-68,533121173597</text:p>
          </table:table-cell>
          <table:table-cell office:value-type="float" office:value="-68.325446146737" calcext:value-type="float">
            <text:p>-68,325446146737</text:p>
          </table:table-cell>
          <table:table-cell office:value-type="float" office:value="-68.102755781365" calcext:value-type="float">
            <text:p>-68,102755781365</text:p>
          </table:table-cell>
          <table:table-cell office:value-type="float" office:value="-67.86770329335" calcext:value-type="float">
            <text:p>-67,86770329335</text:p>
          </table:table-cell>
          <table:table-cell office:value-type="float" office:value="-67.622408706054" calcext:value-type="float">
            <text:p>-67,622408706054</text:p>
          </table:table-cell>
          <table:table-cell office:value-type="float" office:value="-67.368592726663" calcext:value-type="float">
            <text:p>-67,368592726663</text:p>
          </table:table-cell>
          <table:table-cell office:value-type="float" office:value="-67.107671590444" calcext:value-type="float">
            <text:p>-67,107671590444</text:p>
          </table:table-cell>
          <table:table-cell office:value-type="float" office:value="-66.840824778809" calcext:value-type="float">
            <text:p>-66,840824778809</text:p>
          </table:table-cell>
          <table:table-cell office:value-type="float" office:value="-66.569043685013" calcext:value-type="float">
            <text:p>-66,569043685013</text:p>
          </table:table-cell>
          <table:table-cell office:value-type="float" office:value="-66.293166766792" calcext:value-type="float">
            <text:p>-66,293166766792</text:p>
          </table:table-cell>
          <table:table-cell office:value-type="float" office:value="-66.01390502689" calcext:value-type="float">
            <text:p>-66,01390502689</text:p>
          </table:table-cell>
          <table:table-cell office:value-type="float" office:value="-65.731860509579" calcext:value-type="float">
            <text:p>-65,731860509579</text:p>
          </table:table-cell>
          <table:table-cell office:value-type="float" office:value="-65.447539708237" calcext:value-type="float">
            <text:p>-65,447539708237</text:p>
          </table:table-cell>
          <table:table-cell office:value-type="float" office:value="-65.161363225993" calcext:value-type="float">
            <text:p>-65,161363225993</text:p>
          </table:table-cell>
          <table:table-cell office:value-type="float" office:value="-64.873672639785" calcext:value-type="float">
            <text:p>-64,873672639785</text:p>
          </table:table-cell>
          <table:table-cell office:value-type="float" office:value="-64.584735235986" calcext:value-type="float">
            <text:p>-64,584735235986</text:p>
          </table:table-cell>
          <table:table-cell office:value-type="float" office:value="-64.294747077983" calcext:value-type="float">
            <text:p>-64,294747077983</text:p>
          </table:table-cell>
          <table:table-cell office:value-type="float" office:value="-64.003834708901" calcext:value-type="float">
            <text:p>-64,003834708901</text:p>
          </table:table-cell>
          <table:table-cell office:value-type="float" office:value="-63.712055669283" calcext:value-type="float">
            <text:p>-63,712055669283</text:p>
          </table:table-cell>
          <table:table-cell office:value-type="float" office:value="-63.419397907856" calcext:value-type="float">
            <text:p>-63,419397907856</text:p>
          </table:table-cell>
          <table:table-cell office:value-type="float" office:value="-63.125778074116" calcext:value-type="float">
            <text:p>-63,125778074116</text:p>
          </table:table-cell>
          <table:table-cell office:value-type="float" office:value="-62.83103859668" calcext:value-type="float">
            <text:p>-62,83103859668</text:p>
          </table:table-cell>
          <table:table-cell office:value-type="float" office:value="-62.534943363765" calcext:value-type="float">
            <text:p>-62,534943363765</text:p>
          </table:table-cell>
          <table:table-cell office:value-type="float" office:value="-62.237171724034" calcext:value-type="float">
            <text:p>-62,237171724034</text:p>
          </table:table-cell>
          <table:table-cell office:value-type="float" office:value="-61.937310408189" calcext:value-type="float">
            <text:p>-61,937310408189</text:p>
          </table:table-cell>
          <table:table-cell office:value-type="float" office:value="-61.634842821955" calcext:value-type="float">
            <text:p>-61,634842821955</text:p>
          </table:table-cell>
          <table:table-cell office:value-type="float" office:value="-61.329134962938" calcext:value-type="float">
            <text:p>-61,329134962938</text:p>
          </table:table-cell>
          <table:table-cell office:value-type="float" office:value="-61.019416943229" calcext:value-type="float">
            <text:p>-61,019416943229</text:p>
          </table:table-cell>
          <table:table-cell office:value-type="float" office:value="-60.704758720935" calcext:value-type="float">
            <text:p>-60,704758720935</text:p>
          </table:table-cell>
          <table:table-cell office:value-type="float" office:value="-60.384038103077" calcext:value-type="float">
            <text:p>-60,384038103077</text:p>
          </table:table-cell>
          <table:table-cell office:value-type="float" office:value="-60.055898295327" calcext:value-type="float">
            <text:p>-60,055898295327</text:p>
          </table:table-cell>
          <table:table-cell office:value-type="float" office:value="-59.718691107614" calcext:value-type="float">
            <text:p>-59,718691107614</text:p>
          </table:table-cell>
          <table:table-cell office:value-type="float" office:value="-59.370400162336" calcext:value-type="float">
            <text:p>-59,370400162336</text:p>
          </table:table-cell>
          <table:table-cell office:value-type="float" office:value="-59.008535734638" calcext:value-type="float">
            <text:p>-59,008535734638</text:p>
          </table:table-cell>
          <table:table-cell office:value-type="float" office:value="-58.629988570344" calcext:value-type="float">
            <text:p>-58,629988570344</text:p>
          </table:table-cell>
          <table:table-cell office:value-type="float" office:value="-58.230823106071" calcext:value-type="float">
            <text:p>-58,230823106071</text:p>
          </table:table-cell>
          <table:table-cell office:value-type="float" office:value="-57.805979025819" calcext:value-type="float">
            <text:p>-57,805979025819</text:p>
          </table:table-cell>
          <table:table-cell office:value-type="float" office:value="-57.348830422169" calcext:value-type="float">
            <text:p>-57,348830422169</text:p>
          </table:table-cell>
          <table:table-cell office:value-type="float" office:value="-56.850516995151" calcext:value-type="float">
            <text:p>-56,850516995151</text:p>
          </table:table-cell>
          <table:table-cell office:value-type="float" office:value="-56.298897567573" calcext:value-type="float">
            <text:p>-56,298897567573</text:p>
          </table:table-cell>
          <table:table-cell office:value-type="float" office:value="-55.676852667993" calcext:value-type="float">
            <text:p>-55,676852667993</text:p>
          </table:table-cell>
          <table:table-cell office:value-type="float" office:value="-54.959412563327" calcext:value-type="float">
            <text:p>-54,959412563327</text:p>
          </table:table-cell>
          <table:table-cell office:value-type="float" office:value="-54.1086484759" calcext:value-type="float">
            <text:p>-54,1086484759</text:p>
          </table:table-cell>
          <table:table-cell office:value-type="float" office:value="-53.064021836861" calcext:value-type="float">
            <text:p>-53,064021836861</text:p>
          </table:table-cell>
          <table:table-cell office:value-type="float" office:value="-51.722771019176" calcext:value-type="float">
            <text:p>-51,722771019176</text:p>
          </table:table-cell>
          <table:table-cell office:value-type="float" office:value="-49.89630042982" calcext:value-type="float">
            <text:p>-49,89630042982</text:p>
          </table:table-cell>
          <table:table-cell office:value-type="float" office:value="-47.201829482718" calcext:value-type="float">
            <text:p>-47,201829482718</text:p>
          </table:table-cell>
          <table:table-cell office:value-type="float" office:value="-42.755149260288" calcext:value-type="float">
            <text:p>-42,755149260288</text:p>
          </table:table-cell>
          <table:table-cell office:value-type="float" office:value="-34.186109252541" calcext:value-type="float">
            <text:p>-34,186109252541</text:p>
          </table:table-cell>
          <table:table-cell office:value-type="float" office:value="-14.93226919381" calcext:value-type="float">
            <text:p>-14,93226919381</text:p>
          </table:table-cell>
          <table:table-cell office:value-type="float" office:value="18.888115461042" calcext:value-type="float">
            <text:p>18,888115461042</text:p>
          </table:table-cell>
          <table:table-cell office:value-type="float" office:value="34.664987226793" calcext:value-type="float">
            <text:p>34,664987226793</text:p>
          </table:table-cell>
          <table:table-cell office:value-type="float" office:value="31.516210910401" calcext:value-type="float">
            <text:p>31,516210910401</text:p>
          </table:table-cell>
          <table:table-cell office:value-type="float" office:value="23.692596941264" calcext:value-type="float">
            <text:p>23,692596941264</text:p>
          </table:table-cell>
          <table:table-cell office:value-type="float" office:value="14.812315964232" calcext:value-type="float">
            <text:p>14,812315964232</text:p>
          </table:table-cell>
          <table:table-cell office:value-type="float" office:value="5.800936425275" calcext:value-type="float">
            <text:p>5,800936425275</text:p>
          </table:table-cell>
          <table:table-cell office:value-type="float" office:value="-2.959808192756" calcext:value-type="float">
            <text:p>-2,959808192756</text:p>
          </table:table-cell>
          <table:table-cell office:value-type="float" office:value="-11.243394511095" calcext:value-type="float">
            <text:p>-11,243394511095</text:p>
          </table:table-cell>
          <table:table-cell office:value-type="float" office:value="-18.894225598769" calcext:value-type="float">
            <text:p>-18,894225598769</text:p>
          </table:table-cell>
          <table:table-cell office:value-type="float" office:value="-25.819913768991" calcext:value-type="float">
            <text:p>-25,819913768991</text:p>
          </table:table-cell>
          <table:table-cell office:value-type="float" office:value="-32.024597928717" calcext:value-type="float">
            <text:p>-32,024597928717</text:p>
          </table:table-cell>
          <table:table-cell office:value-type="float" office:value="-37.64113681867" calcext:value-type="float">
            <text:p>-37,64113681867</text:p>
          </table:table-cell>
          <table:table-cell office:value-type="float" office:value="-42.898866756342" calcext:value-type="float">
            <text:p>-42,898866756342</text:p>
          </table:table-cell>
          <table:table-cell office:value-type="float" office:value="-48.002788084767" calcext:value-type="float">
            <text:p>-48,002788084767</text:p>
          </table:table-cell>
          <table:table-cell office:value-type="float" office:value="-52.959408046973" calcext:value-type="float">
            <text:p>-52,959408046973</text:p>
          </table:table-cell>
          <table:table-cell office:value-type="float" office:value="-57.481590459065" calcext:value-type="float">
            <text:p>-57,481590459065</text:p>
          </table:table-cell>
          <table:table-cell office:value-type="float" office:value="-61.178947740937" calcext:value-type="float">
            <text:p>-61,178947740937</text:p>
          </table:table-cell>
          <table:table-cell office:value-type="float" office:value="-63.899923482293" calcext:value-type="float">
            <text:p>-63,899923482293</text:p>
          </table:table-cell>
          <table:table-cell office:value-type="float" office:value="-65.778407371135" calcext:value-type="float">
            <text:p>-65,778407371135</text:p>
          </table:table-cell>
          <table:table-cell office:value-type="float" office:value="-67.03889776944" calcext:value-type="float">
            <text:p>-67,03889776944</text:p>
          </table:table-cell>
          <table:table-cell office:value-type="float" office:value="-67.870891494058" calcext:value-type="float">
            <text:p>-67,870891494058</text:p>
          </table:table-cell>
          <table:table-cell office:value-type="float" office:value="-68.40752140627" calcext:value-type="float">
            <text:p>-68,40752140627</text:p>
          </table:table-cell>
          <table:table-cell office:value-type="float" office:value="-68.738028777665" calcext:value-type="float">
            <text:p>-68,738028777665</text:p>
          </table:table-cell>
          <table:table-cell office:value-type="float" office:value="-68.922080213697" calcext:value-type="float">
            <text:p>-68,922080213697</text:p>
          </table:table-cell>
          <table:table-cell office:value-type="float" office:value="-69.000028284519" calcext:value-type="float">
            <text:p>-69,000028284519</text:p>
          </table:table-cell>
          <table:table-cell office:value-type="float" office:value="-68.999601241727" calcext:value-type="float">
            <text:p>-68,999601241727</text:p>
          </table:table-cell>
          <table:table-cell office:value-type="float" office:value="-68.940185935287" calcext:value-type="float">
            <text:p>-68,940185935287</text:p>
          </table:table-cell>
          <table:table-cell office:value-type="float" office:value="-68.83558022445" calcext:value-type="float">
            <text:p>-68,83558022445</text:p>
          </table:table-cell>
          <table:table-cell office:value-type="float" office:value="-68.695781259083" calcext:value-type="float">
            <text:p>-68,695781259083</text:p>
          </table:table-cell>
          <table:table-cell office:value-type="float" office:value="-68.528162849796" calcext:value-type="float">
            <text:p>-68,528162849796</text:p>
          </table:table-cell>
          <table:table-cell office:value-type="float" office:value="-68.33826133328" calcext:value-type="float">
            <text:p>-68,33826133328</text:p>
          </table:table-cell>
          <table:table-cell office:value-type="float" office:value="-68.130307188061" calcext:value-type="float">
            <text:p>-68,130307188061</text:p>
          </table:table-cell>
          <table:table-cell office:value-type="float" office:value="-67.907589247584" calcext:value-type="float">
            <text:p>-67,907589247584</text:p>
          </table:table-cell>
          <table:table-cell office:value-type="float" office:value="-67.672707183689" calcext:value-type="float">
            <text:p>-67,672707183689</text:p>
          </table:table-cell>
          <table:table-cell office:value-type="float" office:value="-67.427748435409" calcext:value-type="float">
            <text:p>-67,427748435409</text:p>
          </table:table-cell>
          <table:table-cell office:value-type="float" office:value="-67.174413406508" calcext:value-type="float">
            <text:p>-67,174413406508</text:p>
          </table:table-cell>
          <table:table-cell office:value-type="float" office:value="-66.914104827322" calcext:value-type="float">
            <text:p>-66,914104827322</text:p>
          </table:table-cell>
          <table:table-cell office:value-type="float" office:value="-66.647992020387" calcext:value-type="float">
            <text:p>-66,647992020387</text:p>
          </table:table-cell>
          <table:table-cell office:value-type="float" office:value="-66.377057412325" calcext:value-type="float">
            <text:p>-66,377057412325</text:p>
          </table:table-cell>
          <table:table-cell office:value-type="float" office:value="-66.102130367433" calcext:value-type="float">
            <text:p>-66,102130367433</text:p>
          </table:table-cell>
          <table:table-cell office:value-type="float" office:value="-65.823911886457" calcext:value-type="float">
            <text:p>-65,823911886457</text:p>
          </table:table-cell>
          <table:table-cell office:value-type="float" office:value="-65.542992665428" calcext:value-type="float">
            <text:p>-65,542992665428</text:p>
          </table:table-cell>
          <table:table-cell office:value-type="float" office:value="-65.259866282378" calcext:value-type="float">
            <text:p>-65,259866282378</text:p>
          </table:table-cell>
          <table:table-cell office:value-type="float" office:value="-64.974938768597" calcext:value-type="float">
            <text:p>-64,974938768597</text:p>
          </table:table-cell>
          <table:table-cell office:value-type="float" office:value="-64.688535456144" calcext:value-type="float">
            <text:p>-64,688535456144</text:p>
          </table:table-cell>
          <table:table-cell office:value-type="float" office:value="-64.400905728082" calcext:value-type="float">
            <text:p>-64,400905728082</text:p>
          </table:table-cell>
          <table:table-cell office:value-type="float" office:value="-64.112226100725" calcext:value-type="float">
            <text:p>-64,112226100725</text:p>
          </table:table-cell>
          <table:table-cell office:value-type="float" office:value="-63.822601916303" calcext:value-type="float">
            <text:p>-63,822601916303</text:p>
          </table:table-cell>
          <table:table-cell office:value-type="float" office:value="-63.532067804329" calcext:value-type="float">
            <text:p>-63,532067804329</text:p>
          </table:table-cell>
          <table:table-cell office:value-type="float" office:value="-63.240586969244" calcext:value-type="float">
            <text:p>-63,240586969244</text:p>
          </table:table-cell>
          <table:table-cell office:value-type="float" office:value="-62.948049271426" calcext:value-type="float">
            <text:p>-62,948049271426</text:p>
          </table:table-cell>
          <table:table-cell office:value-type="float" office:value="-62.654267980777" calcext:value-type="float">
            <text:p>-62,654267980777</text:p>
          </table:table-cell>
          <table:table-cell office:value-type="float" office:value="-62.358974989028" calcext:value-type="float">
            <text:p>-62,358974989028</text:p>
          </table:table-cell>
          <table:table-cell office:value-type="float" office:value="-62.061814160314" calcext:value-type="float">
            <text:p>-62,061814160314</text:p>
          </table:table-cell>
          <table:table-cell office:value-type="float" office:value="-61.762332369089" calcext:value-type="float">
            <text:p>-61,762332369089</text:p>
          </table:table-cell>
          <table:table-cell office:value-type="float" office:value="-61.45996760631" calcext:value-type="float">
            <text:p>-61,45996760631</text:p>
          </table:table-cell>
          <table:table-cell office:value-type="float" office:value="-61.154033309678" calcext:value-type="float">
            <text:p>-61,154033309678</text:p>
          </table:table-cell>
          <table:table-cell office:value-type="float" office:value="-60.843697763493" calcext:value-type="float">
            <text:p>-60,843697763493</text:p>
          </table:table-cell>
          <table:table-cell office:value-type="float" office:value="-60.527956976148" calcext:value-type="float">
            <text:p>-60,527956976148</text:p>
          </table:table-cell>
          <table:table-cell office:value-type="float" office:value="-60.20559881387" calcext:value-type="float">
            <text:p>-60,20559881387</text:p>
          </table:table-cell>
          <table:table-cell office:value-type="float" office:value="-59.875155246856" calcext:value-type="float">
            <text:p>-59,875155246856</text:p>
          </table:table-cell>
          <table:table-cell office:value-type="float" office:value="-59.534838186296" calcext:value-type="float">
            <text:p>-59,534838186296</text:p>
          </table:table-cell>
          <table:table-cell office:value-type="float" office:value="-59.182452292963" calcext:value-type="float">
            <text:p>-59,182452292963</text:p>
          </table:table-cell>
          <table:table-cell office:value-type="float" office:value="-58.81527487514" calcext:value-type="float">
            <text:p>-58,81527487514</text:p>
          </table:table-cell>
          <table:table-cell office:value-type="float" office:value="-58.429887800398" calcext:value-type="float">
            <text:p>-58,429887800398</text:p>
          </table:table-cell>
          <table:table-cell office:value-type="float" office:value="-58.021937866188" calcext:value-type="float">
            <text:p>-58,021937866188</text:p>
          </table:table-cell>
          <table:table-cell office:value-type="float" office:value="-57.585787828983" calcext:value-type="float">
            <text:p>-57,585787828983</text:p>
          </table:table-cell>
          <table:table-cell office:value-type="float" office:value="-57.113995584186" calcext:value-type="float">
            <text:p>-57,113995584186</text:p>
          </table:table-cell>
          <table:table-cell office:value-type="float" office:value="-56.596514560857" calcext:value-type="float">
            <text:p>-56,596514560857</text:p>
          </table:table-cell>
          <table:table-cell office:value-type="float" office:value="-56.019425160182" calcext:value-type="float">
            <text:p>-56,019425160182</text:p>
          </table:table-cell>
          <table:table-cell office:value-type="float" office:value="-55.362843615251" calcext:value-type="float">
            <text:p>-55,362843615251</text:p>
          </table:table-cell>
          <table:table-cell office:value-type="float" office:value="-54.597315728178" calcext:value-type="float">
            <text:p>-54,597315728178</text:p>
          </table:table-cell>
          <table:table-cell office:value-type="float" office:value="-53.677254111883" calcext:value-type="float">
            <text:p>-53,677254111883</text:p>
          </table:table-cell>
          <table:table-cell office:value-type="float" office:value="-52.528194679994" calcext:value-type="float">
            <text:p>-52,528194679994</text:p>
          </table:table-cell>
          <table:table-cell office:value-type="float" office:value="-51.020010350851" calcext:value-type="float">
            <text:p>-51,020010350851</text:p>
          </table:table-cell>
          <table:table-cell office:value-type="float" office:value="-48.904826473921" calcext:value-type="float">
            <text:p>-48,904826473921</text:p>
          </table:table-cell>
          <table:table-cell office:value-type="float" office:value="-45.654822948288" calcext:value-type="float">
            <text:p>-45,654822948288</text:p>
          </table:table-cell>
          <table:table-cell office:value-type="float" office:value="-39.97710010959" calcext:value-type="float">
            <text:p>-39,97710010959</text:p>
          </table:table-cell>
          <table:table-cell office:value-type="float" office:value="-28.249324342098" calcext:value-type="float">
            <text:p>-28,249324342098</text:p>
          </table:table-cell>
          <table:table-cell office:value-type="float" office:value="-2.105653332069" calcext:value-type="float">
            <text:p>-2,105653332069</text:p>
          </table:table-cell>
          <table:table-cell office:value-type="float" office:value="28.7416308676" calcext:value-type="float">
            <text:p>28,7416308676</text:p>
          </table:table-cell>
          <table:table-cell office:value-type="float" office:value="34.353759014736" calcext:value-type="float">
            <text:p>34,353759014736</text:p>
          </table:table-cell>
          <table:table-cell office:value-type="float" office:value="28.472814743182" calcext:value-type="float">
            <text:p>28,472814743182</text:p>
          </table:table-cell>
          <table:table-cell office:value-type="float" office:value="20.020994912151" calcext:value-type="float">
            <text:p>20,020994912151</text:p>
          </table:table-cell>
          <table:table-cell office:value-type="float" office:value="11.00859849909" calcext:value-type="float">
            <text:p>11,00859849909</text:p>
          </table:table-cell>
          <table:table-cell office:value-type="float" office:value="2.054920086782" calcext:value-type="float">
            <text:p>2,054920086782</text:p>
          </table:table-cell>
          <table:table-cell office:value-type="float" office:value="-6.538414792629" calcext:value-type="float">
            <text:p>-6,538414792629</text:p>
          </table:table-cell>
          <table:table-cell office:value-type="float" office:value="-14.5781232811" calcext:value-type="float">
            <text:p>-14,5781232811</text:p>
          </table:table-cell>
          <table:table-cell office:value-type="float" office:value="-21.933534834562" calcext:value-type="float">
            <text:p>-21,933534834562</text:p>
          </table:table-cell>
          <table:table-cell office:value-type="float" office:value="-28.548284758712" calcext:value-type="float">
            <text:p>-28,548284758712</text:p>
          </table:table-cell>
          <table:table-cell office:value-type="float" office:value="-34.480425275655" calcext:value-type="float">
            <text:p>-34,480425275655</text:p>
          </table:table-cell>
          <table:table-cell office:value-type="float" office:value="-39.913746042728" calcext:value-type="float">
            <text:p>-39,913746042728</text:p>
          </table:table-cell>
          <table:table-cell office:value-type="float" office:value="-45.087067332367" calcext:value-type="float">
            <text:p>-45,087067332367</text:p>
          </table:table-cell>
          <table:table-cell office:value-type="float" office:value="-50.1425832411" calcext:value-type="float">
            <text:p>-50,1425832411</text:p>
          </table:table-cell>
          <table:table-cell office:value-type="float" office:value="-54.96101487159" calcext:value-type="float">
            <text:p>-54,96101487159</text:p>
          </table:table-cell>
          <table:table-cell office:value-type="float" office:value="-59.169892146233" calcext:value-type="float">
            <text:p>-59,169892146233</text:p>
          </table:table-cell>
          <table:table-cell office:value-type="float" office:value="-62.448749312672" calcext:value-type="float">
            <text:p>-62,448749312672</text:p>
          </table:table-cell>
          <table:table-cell office:value-type="float" office:value="-64.784429219332" calcext:value-type="float">
            <text:p>-64,784429219332</text:p>
          </table:table-cell>
          <table:table-cell office:value-type="float" office:value="-66.37312436285" calcext:value-type="float">
            <text:p>-66,37312436285</text:p>
          </table:table-cell>
          <table:table-cell office:value-type="float" office:value="-67.431711959085" calcext:value-type="float">
            <text:p>-67,431711959085</text:p>
          </table:table-cell>
          <table:table-cell office:value-type="float" office:value="-68.124929328098" calcext:value-type="float">
            <text:p>-68,124929328098</text:p>
          </table:table-cell>
          <table:table-cell office:value-type="float" office:value="-68.565226473139" calcext:value-type="float">
            <text:p>-68,565226473139</text:p>
          </table:table-cell>
          <table:table-cell office:value-type="float" office:value="-68.827697690504" calcext:value-type="float">
            <text:p>-68,827697690504</text:p>
          </table:table-cell>
          <table:table-cell office:value-type="float" office:value="-68.962759810453" calcext:value-type="float">
            <text:p>-68,962759810453</text:p>
          </table:table-cell>
          <table:table-cell office:value-type="float" office:value="-69.004737041829" calcext:value-type="float">
            <text:p>-69,004737041829</text:p>
          </table:table-cell>
          <table:table-cell office:value-type="float" office:value="-68.97739128203" calcext:value-type="float">
            <text:p>-68,97739128203</text:p>
          </table:table-cell>
          <table:table-cell office:value-type="float" office:value="-68.897464138543" calcext:value-type="float">
            <text:p>-68,897464138543</text:p>
          </table:table-cell>
          <table:table-cell office:value-type="float" office:value="-68.776963137723" calcext:value-type="float">
            <text:p>-68,776963137723</text:p>
          </table:table-cell>
          <table:table-cell office:value-type="float" office:value="-68.624655539" calcext:value-type="float">
            <text:p>-68,624655539</text:p>
          </table:table-cell>
          <table:table-cell office:value-type="float" office:value="-68.44705773704" calcext:value-type="float">
            <text:p>-68,44705773704</text:p>
          </table:table-cell>
          <table:table-cell office:value-type="float" office:value="-68.249099568518" calcext:value-type="float">
            <text:p>-68,249099568518</text:p>
          </table:table-cell>
          <table:table-cell office:value-type="float" office:value="-68.034576228404" calcext:value-type="float">
            <text:p>-68,034576228404</text:p>
          </table:table-cell>
          <table:table-cell office:value-type="float" office:value="-67.806459508758" calcext:value-type="float">
            <text:p>-67,806459508758</text:p>
          </table:table-cell>
          <table:table-cell office:value-type="float" office:value="-67.567114602453" calcext:value-type="float">
            <text:p>-67,567114602453</text:p>
          </table:table-cell>
          <table:table-cell office:value-type="float" office:value="-67.318452696023" calcext:value-type="float">
            <text:p>-67,318452696023</text:p>
          </table:table-cell>
          <table:table-cell office:value-type="float" office:value="-67.062039370561" calcext:value-type="float">
            <text:p>-67,062039370561</text:p>
          </table:table-cell>
          <table:table-cell office:value-type="float" office:value="-66.799172241544" calcext:value-type="float">
            <text:p>-66,799172241544</text:p>
          </table:table-cell>
          <table:table-cell office:value-type="float" office:value="-66.530936959532" calcext:value-type="float">
            <text:p>-66,530936959532</text:p>
          </table:table-cell>
          <table:table-cell office:value-type="float" office:value="-66.258247838794" calcext:value-type="float">
            <text:p>-66,258247838794</text:p>
          </table:table-cell>
          <table:table-cell office:value-type="float" office:value="-65.981877465393" calcext:value-type="float">
            <text:p>-65,981877465393</text:p>
          </table:table-cell>
          <table:table-cell office:value-type="float" office:value="-65.702478334567" calcext:value-type="float">
            <text:p>-65,702478334567</text:p>
          </table:table-cell>
          <table:table-cell office:value-type="float" office:value="-65.420598671375" calcext:value-type="float">
            <text:p>-65,420598671375</text:p>
          </table:table-cell>
          <table:table-cell office:value-type="float" office:value="-65.136693963773" calcext:value-type="float">
            <text:p>-65,136693963773</text:p>
          </table:table-cell>
          <table:table-cell office:value-type="float" office:value="-64.851135295168" calcext:value-type="float">
            <text:p>-64,851135295168</text:p>
          </table:table-cell>
          <table:table-cell office:value-type="float" office:value="-64.564215245597" calcext:value-type="float">
            <text:p>-64,564215245597</text:p>
          </table:table-cell>
          <table:table-cell office:value-type="float" office:value="-64.276151897484" calcext:value-type="float">
            <text:p>-64,276151897484</text:p>
          </table:table-cell>
          <table:table-cell office:value-type="float" office:value="-63.987091306634" calcext:value-type="float">
            <text:p>-63,987091306634</text:p>
          </table:table-cell>
          <table:table-cell office:value-type="float" office:value="-63.697108662861" calcext:value-type="float">
            <text:p>-63,697108662861</text:p>
          </table:table-cell>
          <table:table-cell office:value-type="float" office:value="-63.406208253978" calcext:value-type="float">
            <text:p>-63,406208253978</text:p>
          </table:table-cell>
          <table:table-cell office:value-type="float" office:value="-63.114322251455" calcext:value-type="float">
            <text:p>-63,114322251455</text:p>
          </table:table-cell>
          <table:table-cell office:value-type="float" office:value="-62.821308247553" calcext:value-type="float">
            <text:p>-62,821308247553</text:p>
          </table:table-cell>
          <table:table-cell office:value-type="float" office:value="-62.526945384545" calcext:value-type="float">
            <text:p>-62,526945384545</text:p>
          </table:table-cell>
          <table:table-cell office:value-type="float" office:value="-62.230928818844" calcext:value-type="float">
            <text:p>-62,230928818844</text:p>
          </table:table-cell>
          <table:table-cell office:value-type="float" office:value="-61.93286214747" calcext:value-type="float">
            <text:p>-61,93286214747</text:p>
          </table:table-cell>
          <table:table-cell office:value-type="float" office:value="-61.632247279545" calcext:value-type="float">
            <text:p>-61,632247279545</text:p>
          </table:table-cell>
          <table:table-cell office:value-type="float" office:value="-61.328471045782" calcext:value-type="float">
            <text:p>-61,328471045782</text:p>
          </table:table-cell>
          <table:table-cell office:value-type="float" office:value="-61.020787581409" calcext:value-type="float">
            <text:p>-61,020787581409</text:p>
          </table:table-cell>
          <table:table-cell office:value-type="float" office:value="-60.708295159443" calcext:value-type="float">
            <text:p>-60,708295159443</text:p>
          </table:table-cell>
          <table:table-cell office:value-type="float" office:value="-60.389905641134" calcext:value-type="float">
            <text:p>-60,389905641134</text:p>
          </table:table-cell>
          <table:table-cell office:value-type="float" office:value="-60.064303970689" calcext:value-type="float">
            <text:p>-60,064303970689</text:p>
          </table:table-cell>
          <table:table-cell office:value-type="float" office:value="-59.729894048544" calcext:value-type="float">
            <text:p>-59,729894048544</text:p>
          </table:table-cell>
          <table:table-cell office:value-type="float" office:value="-59.384725672012" calcext:value-type="float">
            <text:p>-59,384725672012</text:p>
          </table:table-cell>
          <table:table-cell office:value-type="float" office:value="-59.026394704156" calcext:value-type="float">
            <text:p>-59,026394704156</text:p>
          </table:table-cell>
          <table:table-cell office:value-type="float" office:value="-58.651904661997" calcext:value-type="float">
            <text:p>-58,651904661997</text:p>
          </table:table-cell>
          <table:table-cell office:value-type="float" office:value="-58.257471529357" calcext:value-type="float">
            <text:p>-58,257471529357</text:p>
          </table:table-cell>
          <table:table-cell office:value-type="float" office:value="-57.838243049226" calcext:value-type="float">
            <text:p>-57,838243049226</text:p>
          </table:table-cell>
          <table:table-cell office:value-type="float" office:value="-57.387885790631" calcext:value-type="float">
            <text:p>-57,387885790631</text:p>
          </table:table-cell>
          <table:table-cell office:value-type="float" office:value="-56.897961666991" calcext:value-type="float">
            <text:p>-56,897961666991</text:p>
          </table:table-cell>
          <table:table-cell office:value-type="float" office:value="-56.356957759383" calcext:value-type="float">
            <text:p>-56,356957759383</text:p>
          </table:table-cell>
          <table:table-cell office:value-type="float" office:value="-55.748722851496" calcext:value-type="float">
            <text:p>-55,748722851496</text:p>
          </table:table-cell>
          <table:table-cell office:value-type="float" office:value="-55.049842304017" calcext:value-type="float">
            <text:p>-55,049842304017</text:p>
          </table:table-cell>
          <table:table-cell office:value-type="float" office:value="-54.225010937634" calcext:value-type="float">
            <text:p>-54,225010937634</text:p>
          </table:table-cell>
          <table:table-cell office:value-type="float" office:value="-53.218388555776" calcext:value-type="float">
            <text:p>-53,218388555776</text:p>
          </table:table-cell>
          <table:table-cell office:value-type="float" office:value="-51.936269202741" calcext:value-type="float">
            <text:p>-51,936269202741</text:p>
          </table:table-cell>
          <table:table-cell office:value-type="float" office:value="-50.209191398997" calcext:value-type="float">
            <text:p>-50,209191398997</text:p>
          </table:table-cell>
          <table:table-cell office:value-type="float" office:value="-47.699755025891" calcext:value-type="float">
            <text:p>-47,699755025891</text:p>
          </table:table-cell>
          <table:table-cell office:value-type="float" office:value="-43.647563571754" calcext:value-type="float">
            <text:p>-43,647563571754</text:p>
          </table:table-cell>
          <table:table-cell office:value-type="float" office:value="-36.066500607862" calcext:value-type="float">
            <text:p>-36,066500607862</text:p>
          </table:table-cell>
          <table:table-cell office:value-type="float" office:value="-19.357615615583" calcext:value-type="float">
            <text:p>-19,357615615583</text:p>
          </table:table-cell>
          <table:table-cell office:value-type="float" office:value="13.185515150332" calcext:value-type="float">
            <text:p>13,185515150332</text:p>
          </table:table-cell>
          <table:table-cell office:value-type="float" office:value="33.774941303923" calcext:value-type="float">
            <text:p>33,774941303923</text:p>
          </table:table-cell>
          <table:table-cell office:value-type="float" office:value="32.430210622467" calcext:value-type="float">
            <text:p>32,430210622467</text:p>
          </table:table-cell>
          <table:table-cell office:value-type="float" office:value="24.989463546834" calcext:value-type="float">
            <text:p>24,989463546834</text:p>
          </table:table-cell>
          <table:table-cell office:value-type="float" office:value="16.17917392401" calcext:value-type="float">
            <text:p>16,17917392401</text:p>
          </table:table-cell>
          <table:table-cell office:value-type="float" office:value="7.143017894285" calcext:value-type="float">
            <text:p>7,143017894285</text:p>
          </table:table-cell>
          <table:table-cell office:value-type="float" office:value="-1.685110035997" calcext:value-type="float">
            <text:p>-1,685110035997</text:p>
          </table:table-cell>
          <table:table-cell office:value-type="float" office:value="-10.061091829725" calcext:value-type="float">
            <text:p>-10,061091829725</text:p>
          </table:table-cell>
          <table:table-cell office:value-type="float" office:value="-17.82007154495" calcext:value-type="float">
            <text:p>-17,82007154495</text:p>
          </table:table-cell>
          <table:table-cell office:value-type="float" office:value="-24.859279939537" calcext:value-type="float">
            <text:p>-24,859279939537</text:p>
          </table:table-cell>
          <table:table-cell office:value-type="float" office:value="-31.166534082193" calcext:value-type="float">
            <text:p>-31,166534082193</text:p>
          </table:table-cell>
          <table:table-cell office:value-type="float" office:value="-36.856500105898" calcext:value-type="float">
            <text:p>-36,856500105898</text:p>
          </table:table-cell>
          <table:table-cell office:value-type="float" office:value="-42.150600273386" calcext:value-type="float">
            <text:p>-42,150600273386</text:p>
          </table:table-cell>
          <table:table-cell office:value-type="float" office:value="-47.268160774111" calcext:value-type="float">
            <text:p>-47,268160774111</text:p>
          </table:table-cell>
          <table:table-cell office:value-type="float" office:value="-52.255127659697" calcext:value-type="float">
            <text:p>-52,255127659697</text:p>
          </table:table-cell>
          <table:table-cell office:value-type="float" office:value="-56.864046727609" calcext:value-type="float">
            <text:p>-56,864046727609</text:p>
          </table:table-cell>
          <table:table-cell office:value-type="float" office:value="-60.697315079603" calcext:value-type="float">
            <text:p>-60,697315079603</text:p>
          </table:table-cell>
          <table:table-cell office:value-type="float" office:value="-63.556120374125" calcext:value-type="float">
            <text:p>-63,556120374125</text:p>
          </table:table-cell>
          <table:table-cell office:value-type="float" office:value="-65.543240559925" calcext:value-type="float">
            <text:p>-65,543240559925</text:p>
          </table:table-cell>
          <table:table-cell office:value-type="float" office:value="-66.880737825117" calcext:value-type="float">
            <text:p>-66,880737825117</text:p>
          </table:table-cell>
          <table:table-cell office:value-type="float" office:value="-67.765912934228" calcext:value-type="float">
            <text:p>-67,765912934228</text:p>
          </table:table-cell>
          <table:table-cell office:value-type="float" office:value="-68.339474697596" calcext:value-type="float">
            <text:p>-68,339474697596</text:p>
          </table:table-cell>
          <table:table-cell office:value-type="float" office:value="-68.696039282782" calcext:value-type="float">
            <text:p>-68,696039282782</text:p>
          </table:table-cell>
          <table:table-cell office:value-type="float" office:value="-68.898824605733" calcext:value-type="float">
            <text:p>-68,898824605733</text:p>
          </table:table-cell>
          <table:table-cell office:value-type="float" office:value="-68.990504441046" calcext:value-type="float">
            <text:p>-68,990504441046</text:p>
          </table:table-cell>
          <table:table-cell office:value-type="float" office:value="-69.000335008225" calcext:value-type="float">
            <text:p>-69,000335008225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Threshold Voltage</text:p>
          </table:table-cell>
          <table:table-cell table:number-columns-repeated="1023" office:value-type="float" office:value="-55" calcext:value-type="float">
            <text:p>-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6T17:55:59.866956734</dc:date>
    <meta:editing-duration>PT12H40M47S</meta:editing-duration>
    <meta:editing-cycles>3</meta:editing-cycles>
    <meta:generator>LibreOffice/7.3.7.2$Linux_X86_64 LibreOffice_project/30$Build-2</meta:generator>
    <meta:document-statistic meta:table-count="1" meta:cell-count="16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7bc65" draw:fill-color="#77bc6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cccccc"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649cm" svg:y="3.703cm" style:legend-expansion="high" chart:style-name="ch2"/>
        <chart:plot-area chart:style-name="ch3" table:cell-range-address="agent0_NNMembraneVoltageTrace9122281.A1:agent0_NNMembraneVoltageTrace9122281.LB3" chart:data-source-has-labels="column" svg:x="1.331cm" svg:y="0.18cm" svg:width="7.998cm" svg:height="7.659cm">
          <chart:coordinate-region svg:x="2.058cm" svg:y="0.379cm" svg:width="7.271cm" svg:height="7.261cm"/>
          <chart:axis chart:dimension="x" chart:name="primary-x" chart:style-name="ch4">
            <chart:title svg:x="4.916cm" svg:y="8.019cm" chart:style-name="ch5">
              <text:p>Time</text:p>
            </chart:title>
          </chart:axis>
          <chart:axis chart:dimension="y" chart:name="primary-y" chart:style-name="ch6">
            <chart:title svg:x="0.451cm" svg:y="5.826cm" chart:style-name="ch7">
              <text:p>Membrane Voltage (mV)</text:p>
            </chart:title>
            <chart:grid chart:style-name="ch8" chart:class="major"/>
          </chart:axis>
          <chart:series chart:style-name="ch9" chart:values-cell-range-address="agent0_NNMembraneVoltageTrace9122281.B1:agent0_NNMembraneVoltageTrace9122281.LB1" chart:label-cell-address="agent0_NNMembraneVoltageTrace9122281.A1:agent0_NNMembraneVoltageTrace9122281.A1" chart:class="chart:line">
            <chart:data-point chart:repeated="313"/>
          </chart:series>
          <chart:series chart:style-name="ch10" chart:values-cell-range-address="agent0_NNMembraneVoltageTrace9122281.B2:agent0_NNMembraneVoltageTrace9122281.LB2" chart:label-cell-address="agent0_NNMembraneVoltageTrace9122281.A2:agent0_NNMembraneVoltageTrace9122281.A2" chart:class="chart:line">
            <chart:data-point chart:repeated="313"/>
          </chart:series>
          <chart:series chart:style-name="ch11" chart:values-cell-range-address="agent0_NNMembraneVoltageTrace9122281.B3:agent0_NNMembraneVoltageTrace9122281.LB3" chart:label-cell-address="agent0_NNMembraneVoltageTrace9122281.A3:agent0_NNMembraneVoltageTrace9122281.A3" chart:class="chart:line">
            <chart:data-point chart:repeated="3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</table:table-row>
          </table:table-header-rows>
          <table:table-rows>
            <table:table-row>
              <table:table-cell office:value-type="string">
                <text:p>Membrane Voltage (6.3 C)</text:p>
                <draw:g>
                  <svg:desc>agent0_NNMembraneVoltageTrace9122281.A1:agent0_NNMembraneVoltageTrace9122281.A1</svg:desc>
                </draw:g>
              </table:table-cell>
              <table:table-cell office:value-type="float" office:value="-66.548431610006">
                <text:p>-66.548431610006</text:p>
                <draw:g>
                  <svg:desc>agent0_NNMembraneVoltageTrace9122281.B1:agent0_NNMembraneVoltageTrace9122281.LB1</svg:desc>
                </draw:g>
              </table:table-cell>
              <table:table-cell office:value-type="float" office:value="-66.548431609999">
                <text:p>-66.548431609999</text:p>
              </table:table-cell>
              <table:table-cell office:value-type="float" office:value="-66.548431609992">
                <text:p>-66.548431609992</text:p>
              </table:table-cell>
              <table:table-cell office:value-type="float" office:value="-66.548431609985">
                <text:p>-66.548431609985</text:p>
              </table:table-cell>
              <table:table-cell office:value-type="float" office:value="-66.548431609977">
                <text:p>-66.548431609977</text:p>
              </table:table-cell>
              <table:table-cell office:value-type="float" office:value="-66.54843160997">
                <text:p>-66.54843160997</text:p>
              </table:table-cell>
              <table:table-cell office:value-type="float" office:value="-66.548431609963">
                <text:p>-66.548431609963</text:p>
              </table:table-cell>
              <table:table-cell office:value-type="float" office:value="-66.548431609956">
                <text:p>-66.548431609956</text:p>
              </table:table-cell>
              <table:table-cell office:value-type="float" office:value="-66.548431609949">
                <text:p>-66.548431609949</text:p>
              </table:table-cell>
              <table:table-cell office:value-type="float" office:value="-66.548431609943">
                <text:p>-66.548431609943</text:p>
              </table:table-cell>
              <table:table-cell office:value-type="float" office:value="-66.548431609936">
                <text:p>-66.548431609936</text:p>
              </table:table-cell>
              <table:table-cell office:value-type="float" office:value="-66.548431609929">
                <text:p>-66.548431609929</text:p>
              </table:table-cell>
              <table:table-cell office:value-type="float" office:value="-66.548431609922">
                <text:p>-66.548431609922</text:p>
              </table:table-cell>
              <table:table-cell office:value-type="float" office:value="-66.548431609916">
                <text:p>-66.548431609916</text:p>
              </table:table-cell>
              <table:table-cell office:value-type="float" office:value="-66.548431609909">
                <text:p>-66.548431609909</text:p>
              </table:table-cell>
              <table:table-cell office:value-type="float" office:value="-66.548431609903">
                <text:p>-66.548431609903</text:p>
              </table:table-cell>
              <table:table-cell office:value-type="float" office:value="-66.548431609897">
                <text:p>-66.548431609897</text:p>
              </table:table-cell>
              <table:table-cell office:value-type="float" office:value="-66.54843160989">
                <text:p>-66.54843160989</text:p>
              </table:table-cell>
              <table:table-cell office:value-type="float" office:value="-66.548431609884">
                <text:p>-66.548431609884</text:p>
              </table:table-cell>
              <table:table-cell office:value-type="float" office:value="-66.548431609878">
                <text:p>-66.548431609878</text:p>
              </table:table-cell>
              <table:table-cell office:value-type="float" office:value="-66.548431609872">
                <text:p>-66.548431609872</text:p>
              </table:table-cell>
              <table:table-cell office:value-type="float" office:value="-66.548431609866">
                <text:p>-66.548431609866</text:p>
              </table:table-cell>
              <table:table-cell office:value-type="float" office:value="-66.54843160986">
                <text:p>-66.54843160986</text:p>
              </table:table-cell>
              <table:table-cell office:value-type="float" office:value="-66.548431609854">
                <text:p>-66.548431609854</text:p>
              </table:table-cell>
              <table:table-cell office:value-type="float" office:value="-66.548431609848">
                <text:p>-66.548431609848</text:p>
              </table:table-cell>
              <table:table-cell office:value-type="float" office:value="-66.438431609842">
                <text:p>-66.438431609842</text:p>
              </table:table-cell>
              <table:table-cell office:value-type="float" office:value="-65.580643811127">
                <text:p>-65.580643811127</text:p>
              </table:table-cell>
              <table:table-cell office:value-type="float" office:value="-64.757195364707">
                <text:p>-64.757195364707</text:p>
              </table:table-cell>
              <table:table-cell office:value-type="float" office:value="-63.961746297428">
                <text:p>-63.961746297428</text:p>
              </table:table-cell>
              <table:table-cell office:value-type="float" office:value="-63.188410584192">
                <text:p>-63.188410584192</text:p>
              </table:table-cell>
              <table:table-cell office:value-type="float" office:value="-62.431237575896">
                <text:p>-62.431237575896</text:p>
              </table:table-cell>
              <table:table-cell office:value-type="float" office:value="-61.683878334518">
                <text:p>-61.683878334518</text:p>
              </table:table-cell>
              <table:table-cell office:value-type="float" office:value="-60.939298013323">
                <text:p>-60.939298013323</text:p>
              </table:table-cell>
              <table:table-cell office:value-type="float" office:value="-60.189458901322">
                <text:p>-60.189458901322</text:p>
              </table:table-cell>
              <table:table-cell office:value-type="float" office:value="-59.424913521228">
                <text:p>-59.424913521228</text:p>
              </table:table-cell>
              <table:table-cell office:value-type="float" office:value="-58.634237395834">
                <text:p>-58.634237395834</text:p>
              </table:table-cell>
              <table:table-cell office:value-type="float" office:value="-57.803199992548">
                <text:p>-57.803199992548</text:p>
              </table:table-cell>
              <table:table-cell office:value-type="float" office:value="-56.913511212728">
                <text:p>-56.913511212728</text:p>
              </table:table-cell>
              <table:table-cell office:value-type="float" office:value="-55.940866626579">
                <text:p>-55.940866626579</text:p>
              </table:table-cell>
              <table:table-cell office:value-type="float" office:value="-54.851797766042">
                <text:p>-54.851797766042</text:p>
              </table:table-cell>
              <table:table-cell office:value-type="float" office:value="-53.598406182295">
                <text:p>-53.598406182295</text:p>
              </table:table-cell>
              <table:table-cell office:value-type="float" office:value="-52.10917713747">
                <text:p>-52.10917713747</text:p>
              </table:table-cell>
              <table:table-cell office:value-type="float" office:value="-50.272148429308">
                <text:p>-50.272148429308</text:p>
              </table:table-cell>
              <table:table-cell office:value-type="float" office:value="-47.90229190916">
                <text:p>-47.90229190916</text:p>
              </table:table-cell>
              <table:table-cell office:value-type="float" office:value="-44.674236426776">
                <text:p>-44.674236426776</text:p>
              </table:table-cell>
              <table:table-cell office:value-type="float" office:value="-39.974523415199">
                <text:p>-39.974523415199</text:p>
              </table:table-cell>
              <table:table-cell office:value-type="float" office:value="-32.564016521186">
                <text:p>-32.564016521186</text:p>
              </table:table-cell>
              <table:table-cell office:value-type="float" office:value="-19.872399170921">
                <text:p>-19.872399170921</text:p>
              </table:table-cell>
              <table:table-cell office:value-type="float" office:value="2.28229187088">
                <text:p>2.28229187088</text:p>
              </table:table-cell>
              <table:table-cell office:value-type="float" office:value="30.888074259459">
                <text:p>30.888074259459</text:p>
              </table:table-cell>
              <table:table-cell office:value-type="float" office:value="45.207306794164">
                <text:p>45.207306794164</text:p>
              </table:table-cell>
              <table:table-cell office:value-type="float" office:value="46.873690124155">
                <text:p>46.873690124155</text:p>
              </table:table-cell>
              <table:table-cell office:value-type="float" office:value="46.22134865025">
                <text:p>46.22134865025</text:p>
              </table:table-cell>
              <table:table-cell office:value-type="float" office:value="45.073572419991">
                <text:p>45.073572419991</text:p>
              </table:table-cell>
              <table:table-cell office:value-type="float" office:value="43.641723472564">
                <text:p>43.641723472564</text:p>
              </table:table-cell>
              <table:table-cell office:value-type="float" office:value="41.997715440591">
                <text:p>41.997715440591</text:p>
              </table:table-cell>
              <table:table-cell office:value-type="float" office:value="40.183754965151">
                <text:p>40.183754965151</text:p>
              </table:table-cell>
              <table:table-cell office:value-type="float" office:value="38.228653781689">
                <text:p>38.228653781689</text:p>
              </table:table-cell>
              <table:table-cell office:value-type="float" office:value="36.153380587324">
                <text:p>36.153380587324</text:p>
              </table:table-cell>
              <table:table-cell office:value-type="float" office:value="33.973882589974">
                <text:p>33.973882589974</text:p>
              </table:table-cell>
              <table:table-cell office:value-type="float" office:value="31.702828857134">
                <text:p>31.702828857134</text:p>
              </table:table-cell>
              <table:table-cell office:value-type="float" office:value="29.350771500824">
                <text:p>29.350771500824</text:p>
              </table:table-cell>
              <table:table-cell office:value-type="float" office:value="26.92693501076">
                <text:p>26.92693501076</text:p>
              </table:table-cell>
              <table:table-cell office:value-type="float" office:value="24.439751589568">
                <text:p>24.439751589568</text:p>
              </table:table-cell>
              <table:table-cell office:value-type="float" office:value="21.897217829804">
                <text:p>21.897217829804</text:p>
              </table:table-cell>
              <table:table-cell office:value-type="float" office:value="19.307123170208">
                <text:p>19.307123170208</text:p>
              </table:table-cell>
              <table:table-cell office:value-type="float" office:value="16.677184945118">
                <text:p>16.677184945118</text:p>
              </table:table-cell>
              <table:table-cell office:value-type="float" office:value="14.015115171022">
                <text:p>14.015115171022</text:p>
              </table:table-cell>
              <table:table-cell office:value-type="float" office:value="11.328638371228">
                <text:p>11.328638371228</text:p>
              </table:table-cell>
              <table:table-cell office:value-type="float" office:value="8.625476138464">
                <text:p>8.625476138464</text:p>
              </table:table-cell>
              <table:table-cell office:value-type="float" office:value="5.91331159406">
                <text:p>5.91331159406</text:p>
              </table:table-cell>
              <table:table-cell office:value-type="float" office:value="3.199744553078">
                <text:p>3.199744553078</text:p>
              </table:table-cell>
              <table:table-cell office:value-type="float" office:value="0.492245413564">
                <text:p>0.492245413564</text:p>
              </table:table-cell>
              <table:table-cell office:value-type="float" office:value="-2.201887889017">
                <text:p>-2.201887889017</text:p>
              </table:table-cell>
              <table:table-cell office:value-type="float" office:value="-4.875570328425">
                <text:p>-4.875570328425</text:p>
              </table:table-cell>
              <table:table-cell office:value-type="float" office:value="-7.521974000442">
                <text:p>-7.521974000442</text:p>
              </table:table-cell>
              <table:table-cell office:value-type="float" office:value="-10.134588973675">
                <text:p>-10.134588973675</text:p>
              </table:table-cell>
              <table:table-cell office:value-type="float" office:value="-12.707319634509">
                <text:p>-12.707319634509</text:p>
              </table:table-cell>
              <table:table-cell office:value-type="float" office:value="-15.234638945921">
                <text:p>-15.234638945921</text:p>
              </table:table-cell>
              <table:table-cell office:value-type="float" office:value="-17.71182171167">
                <text:p>-17.71182171167</text:p>
              </table:table-cell>
              <table:table-cell office:value-type="float" office:value="-20.135269448014">
                <text:p>-20.135269448014</text:p>
              </table:table-cell>
              <table:table-cell office:value-type="float" office:value="-22.502923144564">
                <text:p>-22.502923144564</text:p>
              </table:table-cell>
              <table:table-cell office:value-type="float" office:value="-24.814738446521">
                <text:p>-24.814738446521</text:p>
              </table:table-cell>
              <table:table-cell office:value-type="float" office:value="-27.073176405874">
                <text:p>-27.073176405874</text:p>
              </table:table-cell>
              <table:table-cell office:value-type="float" office:value="-29.283649042221">
                <text:p>-29.283649042221</text:p>
              </table:table-cell>
              <table:table-cell office:value-type="float" office:value="-31.454856621465">
                <text:p>-31.454856621465</text:p>
              </table:table-cell>
              <table:table-cell office:value-type="float" office:value="-33.59895952097">
                <text:p>-33.59895952097</text:p>
              </table:table-cell>
              <table:table-cell office:value-type="float" office:value="-35.731529820822">
                <text:p>-35.731529820822</text:p>
              </table:table-cell>
              <table:table-cell office:value-type="float" office:value="-37.87120866543">
                <text:p>-37.87120866543</text:p>
              </table:table-cell>
              <table:table-cell office:value-type="float" office:value="-40.038937593659">
                <text:p>-40.038937593659</text:p>
              </table:table-cell>
              <table:table-cell office:value-type="float" office:value="-42.256526277785">
                <text:p>-42.256526277785</text:p>
              </table:table-cell>
              <table:table-cell office:value-type="float" office:value="-44.544178335362">
                <text:p>-44.544178335362</text:p>
              </table:table-cell>
              <table:table-cell office:value-type="float" office:value="-46.916486466782">
                <text:p>-46.916486466782</text:p>
              </table:table-cell>
              <table:table-cell office:value-type="float" office:value="-49.376501672135">
                <text:p>-49.376501672135</text:p>
              </table:table-cell>
              <table:table-cell office:value-type="float" office:value="-51.908111974406">
                <text:p>-51.908111974406</text:p>
              </table:table-cell>
              <table:table-cell office:value-type="float" office:value="-54.468526061227">
                <text:p>-54.468526061227</text:p>
              </table:table-cell>
              <table:table-cell office:value-type="float" office:value="-56.985034532071">
                <text:p>-56.985034532071</text:p>
              </table:table-cell>
              <table:table-cell office:value-type="float" office:value="-59.361715190852">
                <text:p>-59.361715190852</text:p>
              </table:table-cell>
              <table:table-cell office:value-type="float" office:value="-61.498926796505">
                <text:p>-61.498926796505</text:p>
              </table:table-cell>
              <table:table-cell office:value-type="float" office:value="-63.319887795066">
                <text:p>-63.319887795066</text:p>
              </table:table-cell>
              <table:table-cell office:value-type="float" office:value="-64.790676355723">
                <text:p>-64.790676355723</text:p>
              </table:table-cell>
              <table:table-cell office:value-type="float" office:value="-65.922710365856">
                <text:p>-65.922710365856</text:p>
              </table:table-cell>
              <table:table-cell office:value-type="float" office:value="-66.759295872714">
                <text:p>-66.759295872714</text:p>
              </table:table-cell>
              <table:table-cell office:value-type="float" office:value="-67.357041528092">
                <text:p>-67.357041528092</text:p>
              </table:table-cell>
              <table:table-cell office:value-type="float" office:value="-67.771500922259">
                <text:p>-67.771500922259</text:p>
              </table:table-cell>
              <table:table-cell office:value-type="float" office:value="-68.049861927905">
                <text:p>-68.049861927905</text:p>
              </table:table-cell>
              <table:table-cell office:value-type="float" office:value="-68.229037168954">
                <text:p>-68.229037168954</text:p>
              </table:table-cell>
              <table:table-cell office:value-type="float" office:value="-68.336555828091">
                <text:p>-68.336555828091</text:p>
              </table:table-cell>
              <table:table-cell office:value-type="float" office:value="-68.392406299789">
                <text:p>-68.392406299789</text:p>
              </table:table-cell>
              <table:table-cell office:value-type="float" office:value="-68.410901490438">
                <text:p>-68.410901490438</text:p>
              </table:table-cell>
              <table:table-cell office:value-type="float" office:value="-68.402229577758">
                <text:p>-68.402229577758</text:p>
              </table:table-cell>
              <table:table-cell office:value-type="float" office:value="-68.373635173269">
                <text:p>-68.373635173269</text:p>
              </table:table-cell>
              <table:table-cell office:value-type="float" office:value="-68.330280131433">
                <text:p>-68.330280131433</text:p>
              </table:table-cell>
              <table:table-cell office:value-type="float" office:value="-68.275856767838">
                <text:p>-68.275856767838</text:p>
              </table:table-cell>
              <table:table-cell office:value-type="float" office:value="-68.213019855419">
                <text:p>-68.213019855419</text:p>
              </table:table-cell>
              <table:table-cell office:value-type="float" office:value="-68.143689599048">
                <text:p>-68.143689599048</text:p>
              </table:table-cell>
              <table:table-cell office:value-type="float" office:value="-68.069264023406">
                <text:p>-68.069264023406</text:p>
              </table:table-cell>
              <table:table-cell office:value-type="float" office:value="-67.990768154293">
                <text:p>-67.990768154293</text:p>
              </table:table-cell>
              <table:table-cell office:value-type="float" office:value="-67.908959171515">
                <text:p>-67.908959171515</text:p>
              </table:table-cell>
              <table:table-cell office:value-type="float" office:value="-67.824400857888">
                <text:p>-67.824400857888</text:p>
              </table:table-cell>
              <table:table-cell office:value-type="float" office:value="-67.73751657453">
                <text:p>-67.73751657453</text:p>
              </table:table-cell>
              <table:table-cell office:value-type="float" office:value="-67.648627157494">
                <text:p>-67.648627157494</text:p>
              </table:table-cell>
              <table:table-cell office:value-type="float" office:value="-67.557978176231">
                <text:p>-67.557978176231</text:p>
              </table:table-cell>
              <table:table-cell office:value-type="float" office:value="-67.465759647866">
                <text:p>-67.465759647866</text:p>
              </table:table-cell>
              <table:table-cell office:value-type="float" office:value="-67.372120372407">
                <text:p>-67.372120372407</text:p>
              </table:table-cell>
              <table:table-cell office:value-type="float" office:value="-67.277178411337">
                <text:p>-67.277178411337</text:p>
              </table:table-cell>
              <table:table-cell office:value-type="float" office:value="-67.181028785628">
                <text:p>-67.181028785628</text:p>
              </table:table-cell>
              <table:table-cell office:value-type="float" office:value="-67.08374915782">
                <text:p>-67.08374915782</text:p>
              </table:table-cell>
              <table:table-cell office:value-type="float" office:value="-66.985404044421">
                <text:p>-66.985404044421</text:p>
              </table:table-cell>
              <table:table-cell office:value-type="float" office:value="-66.886047951038">
                <text:p>-66.886047951038</text:p>
              </table:table-cell>
              <table:table-cell office:value-type="float" office:value="-66.785727713584">
                <text:p>-66.785727713584</text:p>
              </table:table-cell>
              <table:table-cell office:value-type="float" office:value="-66.684484251338">
                <text:p>-66.684484251338</text:p>
              </table:table-cell>
              <table:table-cell office:value-type="float" office:value="-66.58235388197">
                <text:p>-66.58235388197</text:p>
              </table:table-cell>
              <table:table-cell office:value-type="float" office:value="-66.479369308701">
                <text:p>-66.479369308701</text:p>
              </table:table-cell>
              <table:table-cell office:value-type="float" office:value="-66.375560360769">
                <text:p>-66.375560360769</text:p>
              </table:table-cell>
              <table:table-cell office:value-type="float" office:value="-66.270954547386">
                <text:p>-66.270954547386</text:p>
              </table:table-cell>
              <table:table-cell office:value-type="float" office:value="-66.165577469924">
                <text:p>-66.165577469924</text:p>
              </table:table-cell>
              <table:table-cell office:value-type="float" office:value="-66.05945312584">
                <text:p>-66.05945312584</text:p>
              </table:table-cell>
              <table:table-cell office:value-type="float" office:value="-65.952604129476">
                <text:p>-65.952604129476</text:p>
              </table:table-cell>
              <table:table-cell office:value-type="float" office:value="-65.845051868707">
                <text:p>-65.845051868707</text:p>
              </table:table-cell>
              <table:table-cell office:value-type="float" office:value="-65.736816611808">
                <text:p>-65.736816611808</text:p>
              </table:table-cell>
              <table:table-cell office:value-type="float" office:value="-65.627917575464">
                <text:p>-65.627917575464</text:p>
              </table:table-cell>
              <table:table-cell office:value-type="float" office:value="-65.518372962265">
                <text:p>-65.518372962265</text:p>
              </table:table-cell>
              <table:table-cell office:value-type="float" office:value="-65.408199974059">
                <text:p>-65.408199974059</text:p>
              </table:table-cell>
              <table:table-cell office:value-type="float" office:value="-65.297414806058">
                <text:p>-65.297414806058</text:p>
              </table:table-cell>
              <table:table-cell office:value-type="float" office:value="-65.186032625444">
                <text:p>-65.186032625444</text:p>
              </table:table-cell>
              <table:table-cell office:value-type="float" office:value="-65.074067537367">
                <text:p>-65.074067537367</text:p>
              </table:table-cell>
              <table:table-cell office:value-type="float" office:value="-64.96153254053">
                <text:p>-64.96153254053</text:p>
              </table:table-cell>
              <table:table-cell office:value-type="float" office:value="-64.848439474026">
                <text:p>-64.848439474026</text:p>
              </table:table-cell>
              <table:table-cell office:value-type="float" office:value="-64.7347989567">
                <text:p>-64.7347989567</text:p>
              </table:table-cell>
              <table:table-cell office:value-type="float" office:value="-64.620620319932">
                <text:p>-64.620620319932</text:p>
              </table:table-cell>
              <table:table-cell office:value-type="float" office:value="-64.505911534505">
                <text:p>-64.505911534505</text:p>
              </table:table-cell>
              <table:table-cell office:value-type="float" office:value="-64.390679131968">
                <text:p>-64.390679131968</text:p>
              </table:table-cell>
              <table:table-cell office:value-type="float" office:value="-64.274928120724">
                <text:p>-64.274928120724</text:p>
              </table:table-cell>
              <table:table-cell office:value-type="float" office:value="-64.158661896907">
                <text:p>-64.158661896907</text:p>
              </table:table-cell>
              <table:table-cell office:value-type="float" office:value="-64.041882149955">
                <text:p>-64.041882149955</text:p>
              </table:table-cell>
              <table:table-cell office:value-type="float" office:value="-63.924588762656">
                <text:p>-63.924588762656</text:p>
              </table:table-cell>
              <table:table-cell office:value-type="float" office:value="-63.806779705298">
                <text:p>-63.806779705298</text:p>
              </table:table-cell>
              <table:table-cell office:value-type="float" office:value="-63.688450923448">
                <text:p>-63.688450923448</text:p>
              </table:table-cell>
              <table:table-cell office:value-type="float" office:value="-63.569596218706">
                <text:p>-63.569596218706</text:p>
              </table:table-cell>
              <table:table-cell office:value-type="float" office:value="-63.450207121704">
                <text:p>-63.450207121704</text:p>
              </table:table-cell>
              <table:table-cell office:value-type="float" office:value="-63.330272756413">
                <text:p>-63.330272756413</text:p>
              </table:table-cell>
              <table:table-cell office:value-type="float" office:value="-63.209779694697">
                <text:p>-63.209779694697</text:p>
              </table:table-cell>
              <table:table-cell office:value-type="float" office:value="-63.088711799868">
                <text:p>-63.088711799868</text:p>
              </table:table-cell>
              <table:table-cell office:value-type="float" office:value="-62.9670500578">
                <text:p>-62.9670500578</text:p>
              </table:table-cell>
              <table:table-cell office:value-type="float" office:value="-62.844772393941">
                <text:p>-62.844772393941</text:p>
              </table:table-cell>
              <table:table-cell office:value-type="float" office:value="-62.721853474324">
                <text:p>-62.721853474324</text:p>
              </table:table-cell>
              <table:table-cell office:value-type="float" office:value="-62.598264488377">
                <text:p>-62.598264488377</text:p>
              </table:table-cell>
              <table:table-cell office:value-type="float" office:value="-62.473972911044">
                <text:p>-62.473972911044</text:p>
              </table:table-cell>
              <table:table-cell office:value-type="float" office:value="-62.348942241317">
                <text:p>-62.348942241317</text:p>
              </table:table-cell>
              <table:table-cell office:value-type="float" office:value="-62.223131713888">
                <text:p>-62.223131713888</text:p>
              </table:table-cell>
              <table:table-cell office:value-type="float" office:value="-62.096495980114">
                <text:p>-62.096495980114</text:p>
              </table:table-cell>
              <table:table-cell office:value-type="float" office:value="-61.968984753917">
                <text:p>-61.968984753917</text:p>
              </table:table-cell>
              <table:table-cell office:value-type="float" office:value="-61.840542417547">
                <text:p>-61.840542417547</text:p>
              </table:table-cell>
              <table:table-cell office:value-type="float" office:value="-61.711107581377">
                <text:p>-61.711107581377</text:p>
              </table:table-cell>
              <table:table-cell office:value-type="float" office:value="-61.580612590914">
                <text:p>-61.580612590914</text:p>
              </table:table-cell>
              <table:table-cell office:value-type="float" office:value="-61.448982973146">
                <text:p>-61.448982973146</text:p>
              </table:table-cell>
              <table:table-cell office:value-type="float" office:value="-61.31613681298">
                <text:p>-61.31613681298</text:p>
              </table:table-cell>
              <table:table-cell office:value-type="float" office:value="-61.181984049007">
                <text:p>-61.181984049007</text:p>
              </table:table-cell>
              <table:table-cell office:value-type="float" office:value="-61.046425675902">
                <text:p>-61.046425675902</text:p>
              </table:table-cell>
              <table:table-cell office:value-type="float" office:value="-60.909352838542">
                <text:p>-60.909352838542</text:p>
              </table:table-cell>
              <table:table-cell office:value-type="float" office:value="-60.770645800184">
                <text:p>-60.770645800184</text:p>
              </table:table-cell>
              <table:table-cell office:value-type="float" office:value="-60.630172763769">
                <text:p>-60.630172763769</text:p>
              </table:table-cell>
              <table:table-cell office:value-type="float" office:value="-60.487788521387">
                <text:p>-60.487788521387</text:p>
              </table:table-cell>
              <table:table-cell office:value-type="float" office:value="-60.34333290206">
                <text:p>-60.34333290206</text:p>
              </table:table-cell>
              <table:table-cell office:value-type="float" office:value="-60.196628982007">
                <text:p>-60.196628982007</text:p>
              </table:table-cell>
              <table:table-cell office:value-type="float" office:value="-60.047481014146">
                <text:p>-60.047481014146</text:p>
              </table:table-cell>
              <table:table-cell office:value-type="float" office:value="-59.895672024436">
                <text:p>-59.895672024436</text:p>
              </table:table-cell>
              <table:table-cell office:value-type="float" office:value="-59.740961011278">
                <text:p>-59.740961011278</text:p>
              </table:table-cell>
              <table:table-cell office:value-type="float" office:value="-59.583079669918">
                <text:p>-59.583079669918</text:p>
              </table:table-cell>
              <table:table-cell office:value-type="float" office:value="-59.421728545864">
                <text:p>-59.421728545864</text:p>
              </table:table-cell>
              <table:table-cell office:value-type="float" office:value="-59.256572498606">
                <text:p>-59.256572498606</text:p>
              </table:table-cell>
              <table:table-cell office:value-type="float" office:value="-59.08723532803">
                <text:p>-59.08723532803</text:p>
              </table:table-cell>
              <table:table-cell office:value-type="float" office:value="-58.913293378788">
                <text:p>-58.913293378788</text:p>
              </table:table-cell>
              <table:table-cell office:value-type="float" office:value="-58.734267890087">
                <text:p>-58.734267890087</text:p>
              </table:table-cell>
              <table:table-cell office:value-type="float" office:value="-58.549615796089">
                <text:p>-58.549615796089</text:p>
              </table:table-cell>
              <table:table-cell office:value-type="float" office:value="-58.358718600646">
                <text:p>-58.358718600646</text:p>
              </table:table-cell>
              <table:table-cell office:value-type="float" office:value="-58.160868842403">
                <text:p>-58.160868842403</text:p>
              </table:table-cell>
              <table:table-cell office:value-type="float" office:value="-57.955253522936">
                <text:p>-57.955253522936</text:p>
              </table:table-cell>
              <table:table-cell office:value-type="float" office:value="-57.740933677827">
                <text:p>-57.740933677827</text:p>
              </table:table-cell>
              <table:table-cell office:value-type="float" office:value="-57.516819008938">
                <text:p>-57.516819008938</text:p>
              </table:table-cell>
              <table:table-cell office:value-type="float" office:value="-57.28163613739">
                <text:p>-57.28163613739</text:p>
              </table:table-cell>
              <table:table-cell office:value-type="float" office:value="-57.033888539276">
                <text:p>-57.033888539276</text:p>
              </table:table-cell>
              <table:table-cell office:value-type="float" office:value="-56.77180552833">
                <text:p>-56.77180552833</text:p>
              </table:table-cell>
              <table:table-cell office:value-type="float" office:value="-56.493276658393">
                <text:p>-56.493276658393</text:p>
              </table:table-cell>
              <table:table-cell office:value-type="float" office:value="-56.195766491136">
                <text:p>-56.195766491136</text:p>
              </table:table-cell>
              <table:table-cell office:value-type="float" office:value="-55.876202589247">
                <text:p>-55.876202589247</text:p>
              </table:table-cell>
              <table:table-cell office:value-type="float" office:value="-55.530826501254">
                <text:p>-55.530826501254</text:p>
              </table:table-cell>
              <table:table-cell office:value-type="float" office:value="-55.154992835564">
                <text:p>-55.154992835564</text:p>
              </table:table-cell>
              <table:table-cell office:value-type="float" office:value="-54.742894347895">
                <text:p>-54.742894347895</text:p>
              </table:table-cell>
              <table:table-cell office:value-type="float" office:value="-54.287179726439">
                <text:p>-54.287179726439</text:p>
              </table:table-cell>
              <table:table-cell office:value-type="float" office:value="-53.778412770479">
                <text:p>-53.778412770479</text:p>
              </table:table-cell>
              <table:table-cell office:value-type="float" office:value="-53.20429220278">
                <text:p>-53.20429220278</text:p>
              </table:table-cell>
              <table:table-cell office:value-type="float" office:value="-52.548501920421">
                <text:p>-52.548501920421</text:p>
              </table:table-cell>
              <table:table-cell office:value-type="float" office:value="-51.788976298994">
                <text:p>-51.788976298994</text:p>
              </table:table-cell>
              <table:table-cell office:value-type="float" office:value="-50.895214195692">
                <text:p>-50.895214195692</text:p>
              </table:table-cell>
              <table:table-cell office:value-type="float" office:value="-49.823999891216">
                <text:p>-49.823999891216</text:p>
              </table:table-cell>
              <table:table-cell office:value-type="float" office:value="-48.512372250238">
                <text:p>-48.512372250238</text:p>
              </table:table-cell>
              <table:table-cell office:value-type="float" office:value="-46.865688531347">
                <text:p>-46.865688531347</text:p>
              </table:table-cell>
              <table:table-cell office:value-type="float" office:value="-44.736688582484">
                <text:p>-44.736688582484</text:p>
              </table:table-cell>
              <table:table-cell office:value-type="float" office:value="-41.88774663477">
                <text:p>-41.88774663477</text:p>
              </table:table-cell>
              <table:table-cell office:value-type="float" office:value="-37.922158909122">
                <text:p>-37.922158909122</text:p>
              </table:table-cell>
              <table:table-cell office:value-type="float" office:value="-32.164796783231">
                <text:p>-32.164796783231</text:p>
              </table:table-cell>
              <table:table-cell office:value-type="float" office:value="-23.502513734678">
                <text:p>-23.502513734678</text:p>
              </table:table-cell>
              <table:table-cell office:value-type="float" office:value="-10.45344970451">
                <text:p>-10.45344970451</text:p>
              </table:table-cell>
              <table:table-cell office:value-type="float" office:value="7.242342134221">
                <text:p>7.242342134221</text:p>
              </table:table-cell>
              <table:table-cell office:value-type="float" office:value="24.615547341267">
                <text:p>24.615547341267</text:p>
              </table:table-cell>
              <table:table-cell office:value-type="float" office:value="34.407102626612">
                <text:p>34.407102626612</text:p>
              </table:table-cell>
              <table:table-cell office:value-type="float" office:value="37.058225755405">
                <text:p>37.058225755405</text:p>
              </table:table-cell>
              <table:table-cell office:value-type="float" office:value="36.531467546573">
                <text:p>36.531467546573</text:p>
              </table:table-cell>
              <table:table-cell office:value-type="float" office:value="34.831716768714">
                <text:p>34.831716768714</text:p>
              </table:table-cell>
              <table:table-cell office:value-type="float" office:value="32.605551150983">
                <text:p>32.605551150983</text:p>
              </table:table-cell>
              <table:table-cell office:value-type="float" office:value="30.081534394433">
                <text:p>30.081534394433</text:p>
              </table:table-cell>
              <table:table-cell office:value-type="float" office:value="27.367426095059">
                <text:p>27.367426095059</text:p>
              </table:table-cell>
              <table:table-cell office:value-type="float" office:value="24.526370750349">
                <text:p>24.526370750349</text:p>
              </table:table-cell>
              <table:table-cell office:value-type="float" office:value="21.600064897354">
                <text:p>21.600064897354</text:p>
              </table:table-cell>
              <table:table-cell office:value-type="float" office:value="18.618135571024">
                <text:p>18.618135571024</text:p>
              </table:table-cell>
              <table:table-cell office:value-type="float" office:value="15.602844673994">
                <text:p>15.602844673994</text:p>
              </table:table-cell>
              <table:table-cell office:value-type="float" office:value="12.571726275455">
                <text:p>12.571726275455</text:p>
              </table:table-cell>
              <table:table-cell office:value-type="float" office:value="9.539142825503">
                <text:p>9.539142825503</text:p>
              </table:table-cell>
              <table:table-cell office:value-type="float" office:value="6.517229726104">
                <text:p>6.517229726104</text:p>
              </table:table-cell>
              <table:table-cell office:value-type="float" office:value="3.516484050369">
                <text:p>3.516484050369</text:p>
              </table:table-cell>
              <table:table-cell office:value-type="float" office:value="0.546144940442">
                <text:p>0.546144940442</text:p>
              </table:table-cell>
              <table:table-cell office:value-type="float" office:value="-2.385549563484">
                <text:p>-2.385549563484</text:p>
              </table:table-cell>
              <table:table-cell office:value-type="float" office:value="-5.27118459595">
                <text:p>-5.27118459595</text:p>
              </table:table-cell>
              <table:table-cell office:value-type="float" office:value="-8.104052394788">
                <text:p>-8.104052394788</text:p>
              </table:table-cell>
              <table:table-cell office:value-type="float" office:value="-10.878100757418">
                <text:p>-10.878100757418</text:p>
              </table:table-cell>
              <table:table-cell office:value-type="float" office:value="-13.587961692848">
                <text:p>-13.587961692848</text:p>
              </table:table-cell>
              <table:table-cell office:value-type="float" office:value="-16.229081132502">
                <text:p>-16.229081132502</text:p>
              </table:table-cell>
              <table:table-cell office:value-type="float" office:value="-18.797965854091">
                <text:p>-18.797965854091</text:p>
              </table:table-cell>
              <table:table-cell office:value-type="float" office:value="-21.292547946226">
                <text:p>-21.292547946226</text:p>
              </table:table-cell>
              <table:table-cell office:value-type="float" office:value="-23.712642218278">
                <text:p>-23.712642218278</text:p>
              </table:table-cell>
              <table:table-cell office:value-type="float" office:value="-26.060444607849">
                <text:p>-26.060444607849</text:p>
              </table:table-cell>
              <table:table-cell office:value-type="float" office:value="-28.340999725872">
                <text:p>-28.340999725872</text:p>
              </table:table-cell>
              <table:table-cell office:value-type="float" office:value="-30.562561307558">
                <text:p>-30.562561307558</text:p>
              </table:table-cell>
              <table:table-cell office:value-type="float" office:value="-32.736780679134">
                <text:p>-32.736780679134</text:p>
              </table:table-cell>
              <table:table-cell office:value-type="float" office:value="-34.878674735564">
                <text:p>-34.878674735564</text:p>
              </table:table-cell>
              <table:table-cell office:value-type="float" office:value="-37.006327902817">
                <text:p>-37.006327902817</text:p>
              </table:table-cell>
              <table:table-cell office:value-type="float" office:value="-39.140253263353">
                <text:p>-39.140253263353</text:p>
              </table:table-cell>
              <table:table-cell office:value-type="float" office:value="-41.302265102867">
                <text:p>-41.302265102867</text:p>
              </table:table-cell>
              <table:table-cell office:value-type="float" office:value="-43.513603217859">
                <text:p>-43.513603217859</text:p>
              </table:table-cell>
              <table:table-cell office:value-type="float" office:value="-45.791934978101">
                <text:p>-45.791934978101</text:p>
              </table:table-cell>
              <table:table-cell office:value-type="float" office:value="-48.146846105365">
                <text:p>-48.146846105365</text:p>
              </table:table-cell>
              <table:table-cell office:value-type="float" office:value="-50.573727062656">
                <text:p>-50.573727062656</text:p>
              </table:table-cell>
              <table:table-cell office:value-type="float" office:value="-53.046880391131">
                <text:p>-53.046880391131</text:p>
              </table:table-cell>
              <table:table-cell office:value-type="float" office:value="-55.514378747247">
                <text:p>-55.514378747247</text:p>
              </table:table-cell>
              <table:table-cell office:value-type="float" office:value="-57.899029019517">
                <text:p>-57.899029019517</text:p>
              </table:table-cell>
              <table:table-cell office:value-type="float" office:value="-60.109580067507">
                <text:p>-60.109580067507</text:p>
              </table:table-cell>
              <table:table-cell office:value-type="float" office:value="-62.061584591329">
                <text:p>-62.061584591329</text:p>
              </table:table-cell>
              <table:table-cell office:value-type="float" office:value="-63.699572718154">
                <text:p>-63.699572718154</text:p>
              </table:table-cell>
              <table:table-cell office:value-type="float" office:value="-65.00884254435">
                <text:p>-65.00884254435</text:p>
              </table:table-cell>
              <table:table-cell office:value-type="float" office:value="-66.011612762885">
                <text:p>-66.011612762885</text:p>
              </table:table-cell>
              <table:table-cell office:value-type="float" office:value="-66.752703762775">
                <text:p>-66.752703762775</text:p>
              </table:table-cell>
              <table:table-cell office:value-type="float" office:value="-67.284141941233">
                <text:p>-67.284141941233</text:p>
              </table:table-cell>
              <table:table-cell office:value-type="float" office:value="-67.654653591661">
                <text:p>-67.654653591661</text:p>
              </table:table-cell>
              <table:table-cell office:value-type="float" office:value="-67.904880818132">
                <text:p>-67.904880818132</text:p>
              </table:table-cell>
              <table:table-cell office:value-type="float" office:value="-68.066510833834">
                <text:p>-68.066510833834</text:p>
              </table:table-cell>
              <table:table-cell office:value-type="float" office:value="-68.163296810757">
                <text:p>-68.163296810757</text:p>
              </table:table-cell>
              <table:table-cell office:value-type="float" office:value="-68.212656876351">
                <text:p>-68.212656876351</text:p>
              </table:table-cell>
              <table:table-cell office:value-type="float" office:value="-68.227220705652">
                <text:p>-68.227220705652</text:p>
              </table:table-cell>
              <table:table-cell office:value-type="float" office:value="-68.216104154961">
                <text:p>-68.216104154961</text:p>
              </table:table-cell>
              <table:table-cell office:value-type="float" office:value="-68.185884202694">
                <text:p>-68.185884202694</text:p>
              </table:table-cell>
              <table:table-cell office:value-type="float" office:value="-68.14131654014">
                <text:p>-68.14131654014</text:p>
              </table:table-cell>
              <table:table-cell office:value-type="float" office:value="-68.085853244448">
                <text:p>-68.085853244448</text:p>
              </table:table-cell>
              <table:table-cell office:value-type="float" office:value="-68.022012551616">
                <text:p>-68.022012551616</text:p>
              </table:table-cell>
              <table:table-cell office:value-type="float" office:value="-67.951641942945">
                <text:p>-67.951641942945</text:p>
              </table:table-cell>
              <table:table-cell office:value-type="float" office:value="-67.876105259635">
                <text:p>-67.876105259635</text:p>
              </table:table-cell>
              <table:table-cell office:value-type="float" office:value="-67.796416033253">
                <text:p>-67.796416033253</text:p>
              </table:table-cell>
              <table:table-cell office:value-type="float" office:value="-67.71333280229">
                <text:p>-67.71333280229</text:p>
              </table:table-cell>
              <table:table-cell office:value-type="float" office:value="-67.627427534884">
                <text:p>-67.627427534884</text:p>
              </table:table-cell>
              <table:table-cell office:value-type="float" office:value="-67.539134974796">
                <text:p>-67.539134974796</text:p>
              </table:table-cell>
              <table:table-cell office:value-type="float" office:value="-67.448788405583">
                <text:p>-67.448788405583</text:p>
              </table:table-cell>
              <table:table-cell office:value-type="float" office:value="-67.356645702841">
                <text:p>-67.356645702841</text:p>
              </table:table-cell>
              <table:table-cell office:value-type="float" office:value="-67.262908408485">
                <text:p>-67.262908408485</text:p>
              </table:table-cell>
              <table:table-cell office:value-type="float" office:value="-67.167735766111">
                <text:p>-67.167735766111</text:p>
              </table:table-cell>
              <table:table-cell office:value-type="float" office:value="-67.071255098911">
                <text:p>-67.071255098911</text:p>
              </table:table-cell>
              <table:table-cell office:value-type="float" office:value="-66.973569518989">
                <text:p>-66.973569518989</text:p>
              </table:table-cell>
              <table:table-cell office:value-type="float" office:value="-66.874763679474">
                <text:p>-66.874763679474</text:p>
              </table:table-cell>
              <table:table-cell office:value-type="float" office:value="-66.774908083754">
                <text:p>-66.774908083754</text:p>
              </table:table-cell>
              <table:table-cell office:value-type="float" office:value="-66.674062325585">
                <text:p>-66.674062325585</text:p>
              </table:table-cell>
              <table:table-cell office:value-type="float" office:value="-66.572277533024">
                <text:p>-66.572277533024</text:p>
              </table:table-cell>
              <table:table-cell office:value-type="float" office:value="-66.469598216532">
                <text:p>-66.469598216532</text:p>
              </table:table-cell>
              <table:table-cell office:value-type="float" office:value="-66.366063669002">
                <text:p>-66.366063669002</text:p>
              </table:table-cell>
              <table:table-cell office:value-type="float" office:value="-66.2617090272">
                <text:p>-66.2617090272</text:p>
              </table:table-cell>
              <table:table-cell office:value-type="float" office:value="-66.156566076166">
                <text:p>-66.156566076166</text:p>
              </table:table-cell>
              <table:table-cell office:value-type="float" office:value="-66.050663857532">
                <text:p>-66.050663857532</text:p>
              </table:table-cell>
              <table:table-cell office:value-type="float" office:value="-65.944029127583">
                <text:p>-65.944029127583</text:p>
              </table:table-cell>
              <table:table-cell office:value-type="float" office:value="-65.836686699619">
                <text:p>-65.836686699619</text:p>
              </table:table-cell>
              <table:table-cell office:value-type="float" office:value="-65.728659696824">
                <text:p>-65.728659696824</text:p>
              </table:table-cell>
              <table:table-cell office:value-type="float" office:value="-65.619969735536">
                <text:p>-65.619969735536</text:p>
              </table:table-cell>
              <table:table-cell office:value-type="float" office:value="-65.510637054164">
                <text:p>-65.510637054164</text:p>
              </table:table-cell>
              <table:table-cell office:value-type="float" office:value="-65.400680599375">
                <text:p>-65.400680599375</text:p>
              </table:table-cell>
              <table:table-cell office:value-type="float" office:value="-65.290118078531">
                <text:p>-65.290118078531</text:p>
              </table:table-cell>
            </table:table-row>
            <table:table-row>
              <table:table-cell office:value-type="string">
                <text:p>Membrane Voltage (16.3 C)</text:p>
                <draw:g>
                  <svg:desc>agent0_NNMembraneVoltageTrace9122281.A2:agent0_NNMembraneVoltageTrace9122281.A2</svg:desc>
                </draw:g>
              </table:table-cell>
              <table:table-cell office:value-type="float" office:value="-68.92324130303">
                <text:p>-68.92324130303</text:p>
                <draw:g>
                  <svg:desc>agent0_NNMembraneVoltageTrace9122281.B2:agent0_NNMembraneVoltageTrace9122281.LB2</svg:desc>
                </draw:g>
              </table:table-cell>
              <table:table-cell office:value-type="float" office:value="-68.920956755007">
                <text:p>-68.920956755007</text:p>
              </table:table-cell>
              <table:table-cell office:value-type="float" office:value="-68.918700747026">
                <text:p>-68.918700747026</text:p>
              </table:table-cell>
              <table:table-cell office:value-type="float" office:value="-68.916475160085">
                <text:p>-68.916475160085</text:p>
              </table:table-cell>
              <table:table-cell office:value-type="float" office:value="-68.914281699359">
                <text:p>-68.914281699359</text:p>
              </table:table-cell>
              <table:table-cell office:value-type="float" office:value="-68.912121903178">
                <text:p>-68.912121903178</text:p>
              </table:table-cell>
              <table:table-cell office:value-type="float" office:value="-68.909997151647">
                <text:p>-68.909997151647</text:p>
              </table:table-cell>
              <table:table-cell office:value-type="float" office:value="-68.907908674945">
                <text:p>-68.907908674945</text:p>
              </table:table-cell>
              <table:table-cell office:value-type="float" office:value="-68.905857561298">
                <text:p>-68.905857561298</text:p>
              </table:table-cell>
              <table:table-cell office:value-type="float" office:value="-68.903844764639">
                <text:p>-68.903844764639</text:p>
              </table:table-cell>
              <table:table-cell office:value-type="float" office:value="-68.901871111974">
                <text:p>-68.901871111974</text:p>
              </table:table-cell>
              <table:table-cell office:value-type="float" office:value="-68.899937310445">
                <text:p>-68.899937310445</text:p>
              </table:table-cell>
              <table:table-cell office:value-type="float" office:value="-68.898043954125">
                <text:p>-68.898043954125</text:p>
              </table:table-cell>
              <table:table-cell office:value-type="float" office:value="-68.896191530528">
                <text:p>-68.896191530528</text:p>
              </table:table-cell>
              <table:table-cell office:value-type="float" office:value="-68.894380426863">
                <text:p>-68.894380426863</text:p>
              </table:table-cell>
              <table:table-cell office:value-type="float" office:value="-68.892610936031">
                <text:p>-68.892610936031</text:p>
              </table:table-cell>
              <table:table-cell office:value-type="float" office:value="-68.89088326237">
                <text:p>-68.89088326237</text:p>
              </table:table-cell>
              <table:table-cell office:value-type="float" office:value="-68.889197527168">
                <text:p>-68.889197527168</text:p>
              </table:table-cell>
              <table:table-cell office:value-type="float" office:value="-68.887553773938">
                <text:p>-68.887553773938</text:p>
              </table:table-cell>
              <table:table-cell office:value-type="float" office:value="-68.885951973475">
                <text:p>-68.885951973475</text:p>
              </table:table-cell>
              <table:table-cell office:value-type="float" office:value="-68.884392028692">
                <text:p>-68.884392028692</text:p>
              </table:table-cell>
              <table:table-cell office:value-type="float" office:value="-68.882873779248">
                <text:p>-68.882873779248</text:p>
              </table:table-cell>
              <table:table-cell office:value-type="float" office:value="-68.881397005972">
                <text:p>-68.881397005972</text:p>
              </table:table-cell>
              <table:table-cell office:value-type="float" office:value="-68.879961435093">
                <text:p>-68.879961435093</text:p>
              </table:table-cell>
              <table:table-cell office:value-type="float" office:value="-68.878566742279">
                <text:p>-68.878566742279</text:p>
              </table:table-cell>
              <table:table-cell office:value-type="float" office:value="-68.767212556494">
                <text:p>-68.767212556494</text:p>
              </table:table-cell>
              <table:table-cell office:value-type="float" office:value="-67.904167805844">
                <text:p>-67.904167805844</text:p>
              </table:table-cell>
              <table:table-cell office:value-type="float" office:value="-67.068817328041">
                <text:p>-67.068817328041</text:p>
              </table:table-cell>
              <table:table-cell office:value-type="float" office:value="-66.25647053202">
                <text:p>-66.25647053202</text:p>
              </table:table-cell>
              <table:table-cell office:value-type="float" office:value="-65.463133975772">
                <text:p>-65.463133975772</text:p>
              </table:table-cell>
              <table:table-cell office:value-type="float" office:value="-64.684627769443">
                <text:p>-64.684627769443</text:p>
              </table:table-cell>
              <table:table-cell office:value-type="float" office:value="-63.916207808234">
                <text:p>-63.916207808234</text:p>
              </table:table-cell>
              <table:table-cell office:value-type="float" office:value="-63.152274237216">
                <text:p>-63.152274237216</text:p>
              </table:table-cell>
              <table:table-cell office:value-type="float" office:value="-62.386029558308">
                <text:p>-62.386029558308</text:p>
              </table:table-cell>
              <table:table-cell office:value-type="float" office:value="-61.608996551418">
                <text:p>-61.608996551418</text:p>
              </table:table-cell>
              <table:table-cell office:value-type="float" office:value="-60.810283650863">
                <text:p>-60.810283650863</text:p>
              </table:table-cell>
              <table:table-cell office:value-type="float" office:value="-59.975411030119">
                <text:p>-59.975411030119</text:p>
              </table:table-cell>
              <table:table-cell office:value-type="float" office:value="-59.084351945972">
                <text:p>-59.084351945972</text:p>
              </table:table-cell>
              <table:table-cell office:value-type="float" office:value="-58.108104415415">
                <text:p>-58.108104415415</text:p>
              </table:table-cell>
              <table:table-cell office:value-type="float" office:value="-57.002336511303">
                <text:p>-57.002336511303</text:p>
              </table:table-cell>
              <table:table-cell office:value-type="float" office:value="-55.694743154708">
                <text:p>-55.694743154708</text:p>
              </table:table-cell>
              <table:table-cell office:value-type="float" office:value="-54.057540450756">
                <text:p>-54.057540450756</text:p>
              </table:table-cell>
              <table:table-cell office:value-type="float" office:value="-51.840319493379">
                <text:p>-51.840319493379</text:p>
              </table:table-cell>
              <table:table-cell office:value-type="float" office:value="-48.479248617311">
                <text:p>-48.479248617311</text:p>
              </table:table-cell>
              <table:table-cell office:value-type="float" office:value="-42.434351784521">
                <text:p>-42.434351784521</text:p>
              </table:table-cell>
              <table:table-cell office:value-type="float" office:value="-28.312280823488">
                <text:p>-28.312280823488</text:p>
              </table:table-cell>
              <table:table-cell office:value-type="float" office:value="11.429246507247">
                <text:p>11.429246507247</text:p>
              </table:table-cell>
              <table:table-cell office:value-type="float" office:value="44.703604474047">
                <text:p>44.703604474047</text:p>
              </table:table-cell>
              <table:table-cell office:value-type="float" office:value="43.045646884464">
                <text:p>43.045646884464</text:p>
              </table:table-cell>
              <table:table-cell office:value-type="float" office:value="37.012198591317">
                <text:p>37.012198591317</text:p>
              </table:table-cell>
              <table:table-cell office:value-type="float" office:value="29.921320414015">
                <text:p>29.921320414015</text:p>
              </table:table-cell>
              <table:table-cell office:value-type="float" office:value="22.246028529995">
                <text:p>22.246028529995</text:p>
              </table:table-cell>
              <table:table-cell office:value-type="float" office:value="14.235738072558">
                <text:p>14.235738072558</text:p>
              </table:table-cell>
              <table:table-cell office:value-type="float" office:value="6.100676227406">
                <text:p>6.100676227406</text:p>
              </table:table-cell>
              <table:table-cell office:value-type="float" office:value="-1.961100226151">
                <text:p>-1.961100226151</text:p>
              </table:table-cell>
              <table:table-cell office:value-type="float" office:value="-9.764915208081">
                <text:p>-9.764915208081</text:p>
              </table:table-cell>
              <table:table-cell office:value-type="float" office:value="-17.147089275555">
                <text:p>-17.147089275555</text:p>
              </table:table-cell>
              <table:table-cell office:value-type="float" office:value="-23.981962536425">
                <text:p>-23.981962536425</text:p>
              </table:table-cell>
              <table:table-cell office:value-type="float" office:value="-30.219178940125">
                <text:p>-30.219178940125</text:p>
              </table:table-cell>
              <table:table-cell office:value-type="float" office:value="-35.926255265901">
                <text:p>-35.926255265901</text:p>
              </table:table-cell>
              <table:table-cell office:value-type="float" office:value="-41.28516334289">
                <text:p>-41.28516334289</text:p>
              </table:table-cell>
              <table:table-cell office:value-type="float" office:value="-46.502332843401">
                <text:p>-46.502332843401</text:p>
              </table:table-cell>
              <table:table-cell office:value-type="float" office:value="-51.638038982622">
                <text:p>-51.638038982622</text:p>
              </table:table-cell>
              <table:table-cell office:value-type="float" office:value="-56.45137485177">
                <text:p>-56.45137485177</text:p>
              </table:table-cell>
              <table:table-cell office:value-type="float" office:value="-60.501952597968">
                <text:p>-60.501952597968</text:p>
              </table:table-cell>
              <table:table-cell office:value-type="float" office:value="-63.531197823336">
                <text:p>-63.531197823336</text:p>
              </table:table-cell>
              <table:table-cell office:value-type="float" office:value="-65.624694501518">
                <text:p>-65.624694501518</text:p>
              </table:table-cell>
              <table:table-cell office:value-type="float" office:value="-67.020515348175">
                <text:p>-67.020515348175</text:p>
              </table:table-cell>
              <table:table-cell office:value-type="float" office:value="-67.935128201729">
                <text:p>-67.935128201729</text:p>
              </table:table-cell>
              <table:table-cell office:value-type="float" office:value="-68.522081936853">
                <text:p>-68.522081936853</text:p>
              </table:table-cell>
              <table:table-cell office:value-type="float" office:value="-68.883427990828">
                <text:p>-68.883427990828</text:p>
              </table:table-cell>
              <table:table-cell office:value-type="float" office:value="-69.086525278371">
                <text:p>-69.086525278371</text:p>
              </table:table-cell>
              <table:table-cell office:value-type="float" office:value="-69.176324199501">
                <text:p>-69.176324199501</text:p>
              </table:table-cell>
              <table:table-cell office:value-type="float" office:value="-69.183317401586">
                <text:p>-69.183317401586</text:p>
              </table:table-cell>
              <table:table-cell office:value-type="float" office:value="-69.12856686902">
                <text:p>-69.12856686902</text:p>
              </table:table-cell>
              <table:table-cell office:value-type="float" office:value="-69.026892615839">
                <text:p>-69.026892615839</text:p>
              </table:table-cell>
              <table:table-cell office:value-type="float" office:value="-68.888918571234">
                <text:p>-68.888918571234</text:p>
              </table:table-cell>
              <table:table-cell office:value-type="float" office:value="-68.722403768328">
                <text:p>-68.722403768328</text:p>
              </table:table-cell>
              <table:table-cell office:value-type="float" office:value="-68.533121173597">
                <text:p>-68.533121173597</text:p>
              </table:table-cell>
              <table:table-cell office:value-type="float" office:value="-68.325446146737">
                <text:p>-68.325446146737</text:p>
              </table:table-cell>
              <table:table-cell office:value-type="float" office:value="-68.102755781365">
                <text:p>-68.102755781365</text:p>
              </table:table-cell>
              <table:table-cell office:value-type="float" office:value="-67.86770329335">
                <text:p>-67.86770329335</text:p>
              </table:table-cell>
              <table:table-cell office:value-type="float" office:value="-67.622408706054">
                <text:p>-67.622408706054</text:p>
              </table:table-cell>
              <table:table-cell office:value-type="float" office:value="-67.368592726663">
                <text:p>-67.368592726663</text:p>
              </table:table-cell>
              <table:table-cell office:value-type="float" office:value="-67.107671590444">
                <text:p>-67.107671590444</text:p>
              </table:table-cell>
              <table:table-cell office:value-type="float" office:value="-66.840824778809">
                <text:p>-66.840824778809</text:p>
              </table:table-cell>
              <table:table-cell office:value-type="float" office:value="-66.569043685013">
                <text:p>-66.569043685013</text:p>
              </table:table-cell>
              <table:table-cell office:value-type="float" office:value="-66.293166766792">
                <text:p>-66.293166766792</text:p>
              </table:table-cell>
              <table:table-cell office:value-type="float" office:value="-66.01390502689">
                <text:p>-66.01390502689</text:p>
              </table:table-cell>
              <table:table-cell office:value-type="float" office:value="-65.731860509579">
                <text:p>-65.731860509579</text:p>
              </table:table-cell>
              <table:table-cell office:value-type="float" office:value="-65.447539708237">
                <text:p>-65.447539708237</text:p>
              </table:table-cell>
              <table:table-cell office:value-type="float" office:value="-65.161363225993">
                <text:p>-65.161363225993</text:p>
              </table:table-cell>
              <table:table-cell office:value-type="float" office:value="-64.873672639785">
                <text:p>-64.873672639785</text:p>
              </table:table-cell>
              <table:table-cell office:value-type="float" office:value="-64.584735235986">
                <text:p>-64.584735235986</text:p>
              </table:table-cell>
              <table:table-cell office:value-type="float" office:value="-64.294747077983">
                <text:p>-64.294747077983</text:p>
              </table:table-cell>
              <table:table-cell office:value-type="float" office:value="-64.003834708901">
                <text:p>-64.003834708901</text:p>
              </table:table-cell>
              <table:table-cell office:value-type="float" office:value="-63.712055669283">
                <text:p>-63.712055669283</text:p>
              </table:table-cell>
              <table:table-cell office:value-type="float" office:value="-63.419397907856">
                <text:p>-63.419397907856</text:p>
              </table:table-cell>
              <table:table-cell office:value-type="float" office:value="-63.125778074116">
                <text:p>-63.125778074116</text:p>
              </table:table-cell>
              <table:table-cell office:value-type="float" office:value="-62.83103859668">
                <text:p>-62.83103859668</text:p>
              </table:table-cell>
              <table:table-cell office:value-type="float" office:value="-62.534943363765">
                <text:p>-62.534943363765</text:p>
              </table:table-cell>
              <table:table-cell office:value-type="float" office:value="-62.237171724034">
                <text:p>-62.237171724034</text:p>
              </table:table-cell>
              <table:table-cell office:value-type="float" office:value="-61.937310408189">
                <text:p>-61.937310408189</text:p>
              </table:table-cell>
              <table:table-cell office:value-type="float" office:value="-61.634842821955">
                <text:p>-61.634842821955</text:p>
              </table:table-cell>
              <table:table-cell office:value-type="float" office:value="-61.329134962938">
                <text:p>-61.329134962938</text:p>
              </table:table-cell>
              <table:table-cell office:value-type="float" office:value="-61.019416943229">
                <text:p>-61.019416943229</text:p>
              </table:table-cell>
              <table:table-cell office:value-type="float" office:value="-60.704758720935">
                <text:p>-60.704758720935</text:p>
              </table:table-cell>
              <table:table-cell office:value-type="float" office:value="-60.384038103077">
                <text:p>-60.384038103077</text:p>
              </table:table-cell>
              <table:table-cell office:value-type="float" office:value="-60.055898295327">
                <text:p>-60.055898295327</text:p>
              </table:table-cell>
              <table:table-cell office:value-type="float" office:value="-59.718691107614">
                <text:p>-59.718691107614</text:p>
              </table:table-cell>
              <table:table-cell office:value-type="float" office:value="-59.370400162336">
                <text:p>-59.370400162336</text:p>
              </table:table-cell>
              <table:table-cell office:value-type="float" office:value="-59.008535734638">
                <text:p>-59.008535734638</text:p>
              </table:table-cell>
              <table:table-cell office:value-type="float" office:value="-58.629988570344">
                <text:p>-58.629988570344</text:p>
              </table:table-cell>
              <table:table-cell office:value-type="float" office:value="-58.230823106071">
                <text:p>-58.230823106071</text:p>
              </table:table-cell>
              <table:table-cell office:value-type="float" office:value="-57.805979025819">
                <text:p>-57.805979025819</text:p>
              </table:table-cell>
              <table:table-cell office:value-type="float" office:value="-57.348830422169">
                <text:p>-57.348830422169</text:p>
              </table:table-cell>
              <table:table-cell office:value-type="float" office:value="-56.850516995151">
                <text:p>-56.850516995151</text:p>
              </table:table-cell>
              <table:table-cell office:value-type="float" office:value="-56.298897567573">
                <text:p>-56.298897567573</text:p>
              </table:table-cell>
              <table:table-cell office:value-type="float" office:value="-55.676852667993">
                <text:p>-55.676852667993</text:p>
              </table:table-cell>
              <table:table-cell office:value-type="float" office:value="-54.959412563327">
                <text:p>-54.959412563327</text:p>
              </table:table-cell>
              <table:table-cell office:value-type="float" office:value="-54.1086484759">
                <text:p>-54.1086484759</text:p>
              </table:table-cell>
              <table:table-cell office:value-type="float" office:value="-53.064021836861">
                <text:p>-53.064021836861</text:p>
              </table:table-cell>
              <table:table-cell office:value-type="float" office:value="-51.722771019176">
                <text:p>-51.722771019176</text:p>
              </table:table-cell>
              <table:table-cell office:value-type="float" office:value="-49.89630042982">
                <text:p>-49.89630042982</text:p>
              </table:table-cell>
              <table:table-cell office:value-type="float" office:value="-47.201829482718">
                <text:p>-47.201829482718</text:p>
              </table:table-cell>
              <table:table-cell office:value-type="float" office:value="-42.755149260288">
                <text:p>-42.755149260288</text:p>
              </table:table-cell>
              <table:table-cell office:value-type="float" office:value="-34.186109252541">
                <text:p>-34.186109252541</text:p>
              </table:table-cell>
              <table:table-cell office:value-type="float" office:value="-14.93226919381">
                <text:p>-14.93226919381</text:p>
              </table:table-cell>
              <table:table-cell office:value-type="float" office:value="18.888115461042">
                <text:p>18.888115461042</text:p>
              </table:table-cell>
              <table:table-cell office:value-type="float" office:value="34.664987226793">
                <text:p>34.664987226793</text:p>
              </table:table-cell>
              <table:table-cell office:value-type="float" office:value="31.516210910401">
                <text:p>31.516210910401</text:p>
              </table:table-cell>
              <table:table-cell office:value-type="float" office:value="23.692596941264">
                <text:p>23.692596941264</text:p>
              </table:table-cell>
              <table:table-cell office:value-type="float" office:value="14.812315964232">
                <text:p>14.812315964232</text:p>
              </table:table-cell>
              <table:table-cell office:value-type="float" office:value="5.800936425275">
                <text:p>5.800936425275</text:p>
              </table:table-cell>
              <table:table-cell office:value-type="float" office:value="-2.959808192756">
                <text:p>-2.959808192756</text:p>
              </table:table-cell>
              <table:table-cell office:value-type="float" office:value="-11.243394511095">
                <text:p>-11.243394511095</text:p>
              </table:table-cell>
              <table:table-cell office:value-type="float" office:value="-18.894225598769">
                <text:p>-18.894225598769</text:p>
              </table:table-cell>
              <table:table-cell office:value-type="float" office:value="-25.819913768991">
                <text:p>-25.819913768991</text:p>
              </table:table-cell>
              <table:table-cell office:value-type="float" office:value="-32.024597928717">
                <text:p>-32.024597928717</text:p>
              </table:table-cell>
              <table:table-cell office:value-type="float" office:value="-37.64113681867">
                <text:p>-37.64113681867</text:p>
              </table:table-cell>
              <table:table-cell office:value-type="float" office:value="-42.898866756342">
                <text:p>-42.898866756342</text:p>
              </table:table-cell>
              <table:table-cell office:value-type="float" office:value="-48.002788084767">
                <text:p>-48.002788084767</text:p>
              </table:table-cell>
              <table:table-cell office:value-type="float" office:value="-52.959408046973">
                <text:p>-52.959408046973</text:p>
              </table:table-cell>
              <table:table-cell office:value-type="float" office:value="-57.481590459065">
                <text:p>-57.481590459065</text:p>
              </table:table-cell>
              <table:table-cell office:value-type="float" office:value="-61.178947740937">
                <text:p>-61.178947740937</text:p>
              </table:table-cell>
              <table:table-cell office:value-type="float" office:value="-63.899923482293">
                <text:p>-63.899923482293</text:p>
              </table:table-cell>
              <table:table-cell office:value-type="float" office:value="-65.778407371135">
                <text:p>-65.778407371135</text:p>
              </table:table-cell>
              <table:table-cell office:value-type="float" office:value="-67.03889776944">
                <text:p>-67.03889776944</text:p>
              </table:table-cell>
              <table:table-cell office:value-type="float" office:value="-67.870891494058">
                <text:p>-67.870891494058</text:p>
              </table:table-cell>
              <table:table-cell office:value-type="float" office:value="-68.40752140627">
                <text:p>-68.40752140627</text:p>
              </table:table-cell>
              <table:table-cell office:value-type="float" office:value="-68.738028777665">
                <text:p>-68.738028777665</text:p>
              </table:table-cell>
              <table:table-cell office:value-type="float" office:value="-68.922080213697">
                <text:p>-68.922080213697</text:p>
              </table:table-cell>
              <table:table-cell office:value-type="float" office:value="-69.000028284519">
                <text:p>-69.000028284519</text:p>
              </table:table-cell>
              <table:table-cell office:value-type="float" office:value="-68.999601241727">
                <text:p>-68.999601241727</text:p>
              </table:table-cell>
              <table:table-cell office:value-type="float" office:value="-68.940185935287">
                <text:p>-68.940185935287</text:p>
              </table:table-cell>
              <table:table-cell office:value-type="float" office:value="-68.83558022445">
                <text:p>-68.83558022445</text:p>
              </table:table-cell>
              <table:table-cell office:value-type="float" office:value="-68.695781259083">
                <text:p>-68.695781259083</text:p>
              </table:table-cell>
              <table:table-cell office:value-type="float" office:value="-68.528162849796">
                <text:p>-68.528162849796</text:p>
              </table:table-cell>
              <table:table-cell office:value-type="float" office:value="-68.33826133328">
                <text:p>-68.33826133328</text:p>
              </table:table-cell>
              <table:table-cell office:value-type="float" office:value="-68.130307188061">
                <text:p>-68.130307188061</text:p>
              </table:table-cell>
              <table:table-cell office:value-type="float" office:value="-67.907589247584">
                <text:p>-67.907589247584</text:p>
              </table:table-cell>
              <table:table-cell office:value-type="float" office:value="-67.672707183689">
                <text:p>-67.672707183689</text:p>
              </table:table-cell>
              <table:table-cell office:value-type="float" office:value="-67.427748435409">
                <text:p>-67.427748435409</text:p>
              </table:table-cell>
              <table:table-cell office:value-type="float" office:value="-67.174413406508">
                <text:p>-67.174413406508</text:p>
              </table:table-cell>
              <table:table-cell office:value-type="float" office:value="-66.914104827322">
                <text:p>-66.914104827322</text:p>
              </table:table-cell>
              <table:table-cell office:value-type="float" office:value="-66.647992020387">
                <text:p>-66.647992020387</text:p>
              </table:table-cell>
              <table:table-cell office:value-type="float" office:value="-66.377057412325">
                <text:p>-66.377057412325</text:p>
              </table:table-cell>
              <table:table-cell office:value-type="float" office:value="-66.102130367433">
                <text:p>-66.102130367433</text:p>
              </table:table-cell>
              <table:table-cell office:value-type="float" office:value="-65.823911886457">
                <text:p>-65.823911886457</text:p>
              </table:table-cell>
              <table:table-cell office:value-type="float" office:value="-65.542992665428">
                <text:p>-65.542992665428</text:p>
              </table:table-cell>
              <table:table-cell office:value-type="float" office:value="-65.259866282378">
                <text:p>-65.259866282378</text:p>
              </table:table-cell>
              <table:table-cell office:value-type="float" office:value="-64.974938768597">
                <text:p>-64.974938768597</text:p>
              </table:table-cell>
              <table:table-cell office:value-type="float" office:value="-64.688535456144">
                <text:p>-64.688535456144</text:p>
              </table:table-cell>
              <table:table-cell office:value-type="float" office:value="-64.400905728082">
                <text:p>-64.400905728082</text:p>
              </table:table-cell>
              <table:table-cell office:value-type="float" office:value="-64.112226100725">
                <text:p>-64.112226100725</text:p>
              </table:table-cell>
              <table:table-cell office:value-type="float" office:value="-63.822601916303">
                <text:p>-63.822601916303</text:p>
              </table:table-cell>
              <table:table-cell office:value-type="float" office:value="-63.532067804329">
                <text:p>-63.532067804329</text:p>
              </table:table-cell>
              <table:table-cell office:value-type="float" office:value="-63.240586969244">
                <text:p>-63.240586969244</text:p>
              </table:table-cell>
              <table:table-cell office:value-type="float" office:value="-62.948049271426">
                <text:p>-62.948049271426</text:p>
              </table:table-cell>
              <table:table-cell office:value-type="float" office:value="-62.654267980777">
                <text:p>-62.654267980777</text:p>
              </table:table-cell>
              <table:table-cell office:value-type="float" office:value="-62.358974989028">
                <text:p>-62.358974989028</text:p>
              </table:table-cell>
              <table:table-cell office:value-type="float" office:value="-62.061814160314">
                <text:p>-62.061814160314</text:p>
              </table:table-cell>
              <table:table-cell office:value-type="float" office:value="-61.762332369089">
                <text:p>-61.762332369089</text:p>
              </table:table-cell>
              <table:table-cell office:value-type="float" office:value="-61.45996760631">
                <text:p>-61.45996760631</text:p>
              </table:table-cell>
              <table:table-cell office:value-type="float" office:value="-61.154033309678">
                <text:p>-61.154033309678</text:p>
              </table:table-cell>
              <table:table-cell office:value-type="float" office:value="-60.843697763493">
                <text:p>-60.843697763493</text:p>
              </table:table-cell>
              <table:table-cell office:value-type="float" office:value="-60.527956976148">
                <text:p>-60.527956976148</text:p>
              </table:table-cell>
              <table:table-cell office:value-type="float" office:value="-60.20559881387">
                <text:p>-60.20559881387</text:p>
              </table:table-cell>
              <table:table-cell office:value-type="float" office:value="-59.875155246856">
                <text:p>-59.875155246856</text:p>
              </table:table-cell>
              <table:table-cell office:value-type="float" office:value="-59.534838186296">
                <text:p>-59.534838186296</text:p>
              </table:table-cell>
              <table:table-cell office:value-type="float" office:value="-59.182452292963">
                <text:p>-59.182452292963</text:p>
              </table:table-cell>
              <table:table-cell office:value-type="float" office:value="-58.81527487514">
                <text:p>-58.81527487514</text:p>
              </table:table-cell>
              <table:table-cell office:value-type="float" office:value="-58.429887800398">
                <text:p>-58.429887800398</text:p>
              </table:table-cell>
              <table:table-cell office:value-type="float" office:value="-58.021937866188">
                <text:p>-58.021937866188</text:p>
              </table:table-cell>
              <table:table-cell office:value-type="float" office:value="-57.585787828983">
                <text:p>-57.585787828983</text:p>
              </table:table-cell>
              <table:table-cell office:value-type="float" office:value="-57.113995584186">
                <text:p>-57.113995584186</text:p>
              </table:table-cell>
              <table:table-cell office:value-type="float" office:value="-56.596514560857">
                <text:p>-56.596514560857</text:p>
              </table:table-cell>
              <table:table-cell office:value-type="float" office:value="-56.019425160182">
                <text:p>-56.019425160182</text:p>
              </table:table-cell>
              <table:table-cell office:value-type="float" office:value="-55.362843615251">
                <text:p>-55.362843615251</text:p>
              </table:table-cell>
              <table:table-cell office:value-type="float" office:value="-54.597315728178">
                <text:p>-54.597315728178</text:p>
              </table:table-cell>
              <table:table-cell office:value-type="float" office:value="-53.677254111883">
                <text:p>-53.677254111883</text:p>
              </table:table-cell>
              <table:table-cell office:value-type="float" office:value="-52.528194679994">
                <text:p>-52.528194679994</text:p>
              </table:table-cell>
              <table:table-cell office:value-type="float" office:value="-51.020010350851">
                <text:p>-51.020010350851</text:p>
              </table:table-cell>
              <table:table-cell office:value-type="float" office:value="-48.904826473921">
                <text:p>-48.904826473921</text:p>
              </table:table-cell>
              <table:table-cell office:value-type="float" office:value="-45.654822948288">
                <text:p>-45.654822948288</text:p>
              </table:table-cell>
              <table:table-cell office:value-type="float" office:value="-39.97710010959">
                <text:p>-39.97710010959</text:p>
              </table:table-cell>
              <table:table-cell office:value-type="float" office:value="-28.249324342098">
                <text:p>-28.249324342098</text:p>
              </table:table-cell>
              <table:table-cell office:value-type="float" office:value="-2.105653332069">
                <text:p>-2.105653332069</text:p>
              </table:table-cell>
              <table:table-cell office:value-type="float" office:value="28.7416308676">
                <text:p>28.7416308676</text:p>
              </table:table-cell>
              <table:table-cell office:value-type="float" office:value="34.353759014736">
                <text:p>34.353759014736</text:p>
              </table:table-cell>
              <table:table-cell office:value-type="float" office:value="28.472814743182">
                <text:p>28.472814743182</text:p>
              </table:table-cell>
              <table:table-cell office:value-type="float" office:value="20.020994912151">
                <text:p>20.020994912151</text:p>
              </table:table-cell>
              <table:table-cell office:value-type="float" office:value="11.00859849909">
                <text:p>11.00859849909</text:p>
              </table:table-cell>
              <table:table-cell office:value-type="float" office:value="2.054920086782">
                <text:p>2.054920086782</text:p>
              </table:table-cell>
              <table:table-cell office:value-type="float" office:value="-6.538414792629">
                <text:p>-6.538414792629</text:p>
              </table:table-cell>
              <table:table-cell office:value-type="float" office:value="-14.5781232811">
                <text:p>-14.5781232811</text:p>
              </table:table-cell>
              <table:table-cell office:value-type="float" office:value="-21.933534834562">
                <text:p>-21.933534834562</text:p>
              </table:table-cell>
              <table:table-cell office:value-type="float" office:value="-28.548284758712">
                <text:p>-28.548284758712</text:p>
              </table:table-cell>
              <table:table-cell office:value-type="float" office:value="-34.480425275655">
                <text:p>-34.480425275655</text:p>
              </table:table-cell>
              <table:table-cell office:value-type="float" office:value="-39.913746042728">
                <text:p>-39.913746042728</text:p>
              </table:table-cell>
              <table:table-cell office:value-type="float" office:value="-45.087067332367">
                <text:p>-45.087067332367</text:p>
              </table:table-cell>
              <table:table-cell office:value-type="float" office:value="-50.1425832411">
                <text:p>-50.1425832411</text:p>
              </table:table-cell>
              <table:table-cell office:value-type="float" office:value="-54.96101487159">
                <text:p>-54.96101487159</text:p>
              </table:table-cell>
              <table:table-cell office:value-type="float" office:value="-59.169892146233">
                <text:p>-59.169892146233</text:p>
              </table:table-cell>
              <table:table-cell office:value-type="float" office:value="-62.448749312672">
                <text:p>-62.448749312672</text:p>
              </table:table-cell>
              <table:table-cell office:value-type="float" office:value="-64.784429219332">
                <text:p>-64.784429219332</text:p>
              </table:table-cell>
              <table:table-cell office:value-type="float" office:value="-66.37312436285">
                <text:p>-66.37312436285</text:p>
              </table:table-cell>
              <table:table-cell office:value-type="float" office:value="-67.431711959085">
                <text:p>-67.431711959085</text:p>
              </table:table-cell>
              <table:table-cell office:value-type="float" office:value="-68.124929328098">
                <text:p>-68.124929328098</text:p>
              </table:table-cell>
              <table:table-cell office:value-type="float" office:value="-68.565226473139">
                <text:p>-68.565226473139</text:p>
              </table:table-cell>
              <table:table-cell office:value-type="float" office:value="-68.827697690504">
                <text:p>-68.827697690504</text:p>
              </table:table-cell>
              <table:table-cell office:value-type="float" office:value="-68.962759810453">
                <text:p>-68.962759810453</text:p>
              </table:table-cell>
              <table:table-cell office:value-type="float" office:value="-69.004737041829">
                <text:p>-69.004737041829</text:p>
              </table:table-cell>
              <table:table-cell office:value-type="float" office:value="-68.97739128203">
                <text:p>-68.97739128203</text:p>
              </table:table-cell>
              <table:table-cell office:value-type="float" office:value="-68.897464138543">
                <text:p>-68.897464138543</text:p>
              </table:table-cell>
              <table:table-cell office:value-type="float" office:value="-68.776963137723">
                <text:p>-68.776963137723</text:p>
              </table:table-cell>
              <table:table-cell office:value-type="float" office:value="-68.624655539">
                <text:p>-68.624655539</text:p>
              </table:table-cell>
              <table:table-cell office:value-type="float" office:value="-68.44705773704">
                <text:p>-68.44705773704</text:p>
              </table:table-cell>
              <table:table-cell office:value-type="float" office:value="-68.249099568518">
                <text:p>-68.249099568518</text:p>
              </table:table-cell>
              <table:table-cell office:value-type="float" office:value="-68.034576228404">
                <text:p>-68.034576228404</text:p>
              </table:table-cell>
              <table:table-cell office:value-type="float" office:value="-67.806459508758">
                <text:p>-67.806459508758</text:p>
              </table:table-cell>
              <table:table-cell office:value-type="float" office:value="-67.567114602453">
                <text:p>-67.567114602453</text:p>
              </table:table-cell>
              <table:table-cell office:value-type="float" office:value="-67.318452696023">
                <text:p>-67.318452696023</text:p>
              </table:table-cell>
              <table:table-cell office:value-type="float" office:value="-67.062039370561">
                <text:p>-67.062039370561</text:p>
              </table:table-cell>
              <table:table-cell office:value-type="float" office:value="-66.799172241544">
                <text:p>-66.799172241544</text:p>
              </table:table-cell>
              <table:table-cell office:value-type="float" office:value="-66.530936959532">
                <text:p>-66.530936959532</text:p>
              </table:table-cell>
              <table:table-cell office:value-type="float" office:value="-66.258247838794">
                <text:p>-66.258247838794</text:p>
              </table:table-cell>
              <table:table-cell office:value-type="float" office:value="-65.981877465393">
                <text:p>-65.981877465393</text:p>
              </table:table-cell>
              <table:table-cell office:value-type="float" office:value="-65.702478334567">
                <text:p>-65.702478334567</text:p>
              </table:table-cell>
              <table:table-cell office:value-type="float" office:value="-65.420598671375">
                <text:p>-65.420598671375</text:p>
              </table:table-cell>
              <table:table-cell office:value-type="float" office:value="-65.136693963773">
                <text:p>-65.136693963773</text:p>
              </table:table-cell>
              <table:table-cell office:value-type="float" office:value="-64.851135295168">
                <text:p>-64.851135295168</text:p>
              </table:table-cell>
              <table:table-cell office:value-type="float" office:value="-64.564215245597">
                <text:p>-64.564215245597</text:p>
              </table:table-cell>
              <table:table-cell office:value-type="float" office:value="-64.276151897484">
                <text:p>-64.276151897484</text:p>
              </table:table-cell>
              <table:table-cell office:value-type="float" office:value="-63.987091306634">
                <text:p>-63.987091306634</text:p>
              </table:table-cell>
              <table:table-cell office:value-type="float" office:value="-63.697108662861">
                <text:p>-63.697108662861</text:p>
              </table:table-cell>
              <table:table-cell office:value-type="float" office:value="-63.406208253978">
                <text:p>-63.406208253978</text:p>
              </table:table-cell>
              <table:table-cell office:value-type="float" office:value="-63.114322251455">
                <text:p>-63.114322251455</text:p>
              </table:table-cell>
              <table:table-cell office:value-type="float" office:value="-62.821308247553">
                <text:p>-62.821308247553</text:p>
              </table:table-cell>
              <table:table-cell office:value-type="float" office:value="-62.526945384545">
                <text:p>-62.526945384545</text:p>
              </table:table-cell>
              <table:table-cell office:value-type="float" office:value="-62.230928818844">
                <text:p>-62.230928818844</text:p>
              </table:table-cell>
              <table:table-cell office:value-type="float" office:value="-61.93286214747">
                <text:p>-61.93286214747</text:p>
              </table:table-cell>
              <table:table-cell office:value-type="float" office:value="-61.632247279545">
                <text:p>-61.632247279545</text:p>
              </table:table-cell>
              <table:table-cell office:value-type="float" office:value="-61.328471045782">
                <text:p>-61.328471045782</text:p>
              </table:table-cell>
              <table:table-cell office:value-type="float" office:value="-61.020787581409">
                <text:p>-61.020787581409</text:p>
              </table:table-cell>
              <table:table-cell office:value-type="float" office:value="-60.708295159443">
                <text:p>-60.708295159443</text:p>
              </table:table-cell>
              <table:table-cell office:value-type="float" office:value="-60.389905641134">
                <text:p>-60.389905641134</text:p>
              </table:table-cell>
              <table:table-cell office:value-type="float" office:value="-60.064303970689">
                <text:p>-60.064303970689</text:p>
              </table:table-cell>
              <table:table-cell office:value-type="float" office:value="-59.729894048544">
                <text:p>-59.729894048544</text:p>
              </table:table-cell>
              <table:table-cell office:value-type="float" office:value="-59.384725672012">
                <text:p>-59.384725672012</text:p>
              </table:table-cell>
              <table:table-cell office:value-type="float" office:value="-59.026394704156">
                <text:p>-59.026394704156</text:p>
              </table:table-cell>
              <table:table-cell office:value-type="float" office:value="-58.651904661997">
                <text:p>-58.651904661997</text:p>
              </table:table-cell>
              <table:table-cell office:value-type="float" office:value="-58.257471529357">
                <text:p>-58.257471529357</text:p>
              </table:table-cell>
              <table:table-cell office:value-type="float" office:value="-57.838243049226">
                <text:p>-57.838243049226</text:p>
              </table:table-cell>
              <table:table-cell office:value-type="float" office:value="-57.387885790631">
                <text:p>-57.387885790631</text:p>
              </table:table-cell>
              <table:table-cell office:value-type="float" office:value="-56.897961666991">
                <text:p>-56.897961666991</text:p>
              </table:table-cell>
              <table:table-cell office:value-type="float" office:value="-56.356957759383">
                <text:p>-56.356957759383</text:p>
              </table:table-cell>
              <table:table-cell office:value-type="float" office:value="-55.748722851496">
                <text:p>-55.748722851496</text:p>
              </table:table-cell>
              <table:table-cell office:value-type="float" office:value="-55.049842304017">
                <text:p>-55.049842304017</text:p>
              </table:table-cell>
              <table:table-cell office:value-type="float" office:value="-54.225010937634">
                <text:p>-54.225010937634</text:p>
              </table:table-cell>
              <table:table-cell office:value-type="float" office:value="-53.218388555776">
                <text:p>-53.218388555776</text:p>
              </table:table-cell>
              <table:table-cell office:value-type="float" office:value="-51.936269202741">
                <text:p>-51.936269202741</text:p>
              </table:table-cell>
              <table:table-cell office:value-type="float" office:value="-50.209191398997">
                <text:p>-50.209191398997</text:p>
              </table:table-cell>
              <table:table-cell office:value-type="float" office:value="-47.699755025891">
                <text:p>-47.699755025891</text:p>
              </table:table-cell>
              <table:table-cell office:value-type="float" office:value="-43.647563571754">
                <text:p>-43.647563571754</text:p>
              </table:table-cell>
              <table:table-cell office:value-type="float" office:value="-36.066500607862">
                <text:p>-36.066500607862</text:p>
              </table:table-cell>
              <table:table-cell office:value-type="float" office:value="-19.357615615583">
                <text:p>-19.357615615583</text:p>
              </table:table-cell>
              <table:table-cell office:value-type="float" office:value="13.185515150332">
                <text:p>13.185515150332</text:p>
              </table:table-cell>
              <table:table-cell office:value-type="float" office:value="33.774941303923">
                <text:p>33.774941303923</text:p>
              </table:table-cell>
              <table:table-cell office:value-type="float" office:value="32.430210622467">
                <text:p>32.430210622467</text:p>
              </table:table-cell>
              <table:table-cell office:value-type="float" office:value="24.989463546834">
                <text:p>24.989463546834</text:p>
              </table:table-cell>
              <table:table-cell office:value-type="float" office:value="16.17917392401">
                <text:p>16.17917392401</text:p>
              </table:table-cell>
              <table:table-cell office:value-type="float" office:value="7.143017894285">
                <text:p>7.143017894285</text:p>
              </table:table-cell>
              <table:table-cell office:value-type="float" office:value="-1.685110035997">
                <text:p>-1.685110035997</text:p>
              </table:table-cell>
              <table:table-cell office:value-type="float" office:value="-10.061091829725">
                <text:p>-10.061091829725</text:p>
              </table:table-cell>
              <table:table-cell office:value-type="float" office:value="-17.82007154495">
                <text:p>-17.82007154495</text:p>
              </table:table-cell>
              <table:table-cell office:value-type="float" office:value="-24.859279939537">
                <text:p>-24.859279939537</text:p>
              </table:table-cell>
              <table:table-cell office:value-type="float" office:value="-31.166534082193">
                <text:p>-31.166534082193</text:p>
              </table:table-cell>
              <table:table-cell office:value-type="float" office:value="-36.856500105898">
                <text:p>-36.856500105898</text:p>
              </table:table-cell>
              <table:table-cell office:value-type="float" office:value="-42.150600273386">
                <text:p>-42.150600273386</text:p>
              </table:table-cell>
              <table:table-cell office:value-type="float" office:value="-47.268160774111">
                <text:p>-47.268160774111</text:p>
              </table:table-cell>
              <table:table-cell office:value-type="float" office:value="-52.255127659697">
                <text:p>-52.255127659697</text:p>
              </table:table-cell>
              <table:table-cell office:value-type="float" office:value="-56.864046727609">
                <text:p>-56.864046727609</text:p>
              </table:table-cell>
              <table:table-cell office:value-type="float" office:value="-60.697315079603">
                <text:p>-60.697315079603</text:p>
              </table:table-cell>
              <table:table-cell office:value-type="float" office:value="-63.556120374125">
                <text:p>-63.556120374125</text:p>
              </table:table-cell>
              <table:table-cell office:value-type="float" office:value="-65.543240559925">
                <text:p>-65.543240559925</text:p>
              </table:table-cell>
              <table:table-cell office:value-type="float" office:value="-66.880737825117">
                <text:p>-66.880737825117</text:p>
              </table:table-cell>
              <table:table-cell office:value-type="float" office:value="-67.765912934228">
                <text:p>-67.765912934228</text:p>
              </table:table-cell>
              <table:table-cell office:value-type="float" office:value="-68.339474697596">
                <text:p>-68.339474697596</text:p>
              </table:table-cell>
              <table:table-cell office:value-type="float" office:value="-68.696039282782">
                <text:p>-68.696039282782</text:p>
              </table:table-cell>
              <table:table-cell office:value-type="float" office:value="-68.898824605733">
                <text:p>-68.898824605733</text:p>
              </table:table-cell>
              <table:table-cell office:value-type="float" office:value="-68.990504441046">
                <text:p>-68.990504441046</text:p>
              </table:table-cell>
              <table:table-cell office:value-type="float" office:value="-69.000335008225">
                <text:p>-69.000335008225</text:p>
              </table:table-cell>
            </table:table-row>
            <table:table-row>
              <table:table-cell office:value-type="string">
                <text:p>Threshold Voltage</text:p>
                <draw:g>
                  <svg:desc>agent0_NNMembraneVoltageTrace9122281.A3:agent0_NNMembraneVoltageTrace9122281.A3</svg:desc>
                </draw:g>
              </table:table-cell>
              <table:table-cell office:value-type="float" office:value="-55">
                <text:p>-55</text:p>
                <draw:g>
                  <svg:desc>agent0_NNMembraneVoltageTrace9122281.B3:agent0_NNMembraneVoltageTrace9122281.LB3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" draw:style="rect" draw:dots1="1" draw:dots1-length="300%" draw:distance="100%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